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writing-mode="lr-tb"/>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Table5" style:family="table">
      <style:table-properties style:width="6.6951in" table:align="margins" style:writing-mode="lr-tb"/>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2" style:family="paragraph" style:parent-style-name="Running_20_Footer">
      <style:paragraph-properties fo:margin-top="0in" fo:margin-bottom="0in" loext:contextual-spacing="false" fo:padding="0in" fo:border="none"/>
      <style:text-properties style:font-name="Arial"/>
    </style:style>
    <style:style style:name="P13"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4" style:family="paragraph" style:parent-style-name="Running_20_Footer">
      <style:paragraph-properties fo:margin-top="0in" fo:margin-bottom="0in" loext:contextual-spacing="false" fo:line-height="100%" fo:padding="0in" fo:border="none">
        <style:tab-stops/>
      </style:paragraph-properties>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fo:text-align="start" style:justify-single-word="false"/>
      <style:text-properties style:font-name="Helv"/>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3" style:family="paragraph" style:parent-style-name="Preformatted_20_Text">
      <loext:graphic-properties draw:fill="none"/>
      <style:paragraph-properties fo:margin-left="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bb10c"/>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2fd4d" officeooo:paragraph-rsid="0122fd4d"/>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paragraph-rsid="01107ae7"/>
    </style:style>
    <style:style style:name="P55" style:family="paragraph" style:parent-style-name="Standard">
      <style:text-properties officeooo:rsid="013146b3" officeooo:paragraph-rsid="013146b3"/>
    </style:style>
    <style:style style:name="P56" style:family="paragraph" style:parent-style-name="Standard">
      <style:text-properties officeooo:rsid="013146b3" officeooo:paragraph-rsid="015f7cb3"/>
    </style:style>
    <style:style style:name="P57" style:family="paragraph" style:parent-style-name="Standard">
      <style:text-properties officeooo:rsid="0131e50f" officeooo:paragraph-rsid="0131e50f"/>
    </style:style>
    <style:style style:name="P58" style:family="paragraph" style:parent-style-name="Standard">
      <style:text-properties officeooo:rsid="00fc025a" officeooo:paragraph-rsid="012f8bbf"/>
    </style:style>
    <style:style style:name="P59" style:family="paragraph" style:parent-style-name="Standard">
      <style:text-properties officeooo:rsid="00fc025a" officeooo:paragraph-rsid="0154211d"/>
    </style:style>
    <style:style style:name="P60" style:family="paragraph" style:parent-style-name="Standard">
      <style:text-properties officeooo:rsid="01355753" officeooo:paragraph-rsid="01355753"/>
    </style:style>
    <style:style style:name="P61" style:family="paragraph" style:parent-style-name="Standard">
      <style:text-properties officeooo:rsid="013668a3" officeooo:paragraph-rsid="013668a3"/>
    </style:style>
    <style:style style:name="P62" style:family="paragraph" style:parent-style-name="Standard">
      <style:text-properties officeooo:rsid="012eafe1" officeooo:paragraph-rsid="012eafe1"/>
    </style:style>
    <style:style style:name="P63" style:family="paragraph" style:parent-style-name="Standard">
      <style:text-properties officeooo:rsid="0137993e" officeooo:paragraph-rsid="0137993e"/>
    </style:style>
    <style:style style:name="P64" style:family="paragraph" style:parent-style-name="Standard">
      <style:text-properties officeooo:rsid="013afb91" officeooo:paragraph-rsid="013afb91"/>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officeooo:rsid="00f73de1" officeooo:paragraph-rsid="00f73de1"/>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weight="normal" officeooo:rsid="0143d6c7" officeooo:paragraph-rsid="0143d6c7" style:font-weight-asian="normal" style:font-weight-complex="normal"/>
    </style:style>
    <style:style style:name="P81" style:family="paragraph" style:parent-style-name="Standard">
      <style:text-properties fo:font-weight="normal" officeooo:rsid="017a5f31" officeooo:paragraph-rsid="017a5f31" style:font-weight-asian="normal" style:font-weight-complex="normal"/>
    </style:style>
    <style:style style:name="P82" style:family="paragraph" style:parent-style-name="Standard">
      <style:text-properties officeooo:rsid="015c21e7" officeooo:paragraph-rsid="015c21e7"/>
    </style:style>
    <style:style style:name="P83" style:family="paragraph" style:parent-style-name="Standard">
      <style:text-properties officeooo:rsid="015c21e7" officeooo:paragraph-rsid="016b11f1"/>
    </style:style>
    <style:style style:name="P84" style:family="paragraph" style:parent-style-name="Standard">
      <style:text-properties officeooo:rsid="015e82c7" officeooo:paragraph-rsid="015e82c7"/>
    </style:style>
    <style:style style:name="P85" style:family="paragraph" style:parent-style-name="Standard">
      <style:text-properties officeooo:rsid="01639228" officeooo:paragraph-rsid="01639228"/>
    </style:style>
    <style:style style:name="P86" style:family="paragraph" style:parent-style-name="Standard">
      <style:text-properties officeooo:rsid="01639228" officeooo:paragraph-rsid="016429af"/>
    </style:style>
    <style:style style:name="P87" style:family="paragraph" style:parent-style-name="Standard">
      <style:text-properties officeooo:rsid="01654bb3" officeooo:paragraph-rsid="01654bb3"/>
    </style:style>
    <style:style style:name="P88" style:family="paragraph" style:parent-style-name="Standard">
      <style:text-properties officeooo:rsid="016b11f1" officeooo:paragraph-rsid="016b11f1"/>
    </style:style>
    <style:style style:name="P89" style:family="paragraph" style:parent-style-name="Standard">
      <style:text-properties officeooo:rsid="016c99ba" officeooo:paragraph-rsid="016c99ba"/>
    </style:style>
    <style:style style:name="P90" style:family="paragraph" style:parent-style-name="Standard">
      <style:text-properties officeooo:rsid="016e9270" officeooo:paragraph-rsid="016e9270"/>
    </style:style>
    <style:style style:name="P91" style:family="paragraph" style:parent-style-name="Standard">
      <style:text-properties officeooo:rsid="0174f5f8" officeooo:paragraph-rsid="0174f5f8"/>
    </style:style>
    <style:style style:name="P92" style:family="paragraph" style:parent-style-name="Standard">
      <style:text-properties officeooo:rsid="0176d661" officeooo:paragraph-rsid="0176d661"/>
    </style:style>
    <style:style style:name="P93" style:family="paragraph" style:parent-style-name="Standard">
      <style:text-properties officeooo:rsid="017a5f31" officeooo:paragraph-rsid="017a5f31"/>
    </style:style>
    <style:style style:name="P94" style:family="paragraph" style:parent-style-name="Standard">
      <style:text-properties officeooo:paragraph-rsid="017a5f31"/>
    </style:style>
    <style:style style:name="P95" style:family="paragraph" style:parent-style-name="Standard">
      <style:text-properties officeooo:rsid="017c3edc" officeooo:paragraph-rsid="017c3edc"/>
    </style:style>
    <style:style style:name="P96" style:family="paragraph" style:parent-style-name="Standard">
      <style:text-properties officeooo:rsid="017d4d89" officeooo:paragraph-rsid="017d4d89"/>
    </style:style>
    <style:style style:name="P97" style:family="paragraph" style:parent-style-name="Standard">
      <style:text-properties officeooo:paragraph-rsid="017d4d89"/>
    </style:style>
    <style:style style:name="P98" style:family="paragraph" style:parent-style-name="Standard">
      <style:text-properties officeooo:rsid="016429af" officeooo:paragraph-rsid="016429af"/>
    </style:style>
    <style:style style:name="P99" style:family="paragraph" style:parent-style-name="Standard">
      <style:text-properties officeooo:rsid="01817f39" officeooo:paragraph-rsid="01817f39"/>
    </style:style>
    <style:style style:name="P100" style:family="paragraph" style:parent-style-name="Standard">
      <style:text-properties officeooo:rsid="01832f4e" officeooo:paragraph-rsid="01832f4e"/>
    </style:style>
    <style:style style:name="P101" style:family="paragraph" style:parent-style-name="Standard">
      <style:text-properties officeooo:rsid="01854827" officeooo:paragraph-rsid="01854827"/>
    </style:style>
    <style:style style:name="P102" style:family="paragraph" style:parent-style-name="Standard">
      <style:text-properties officeooo:rsid="0189af1b" officeooo:paragraph-rsid="0189af1b"/>
    </style:style>
    <style:style style:name="P103" style:family="paragraph" style:parent-style-name="Standard">
      <style:text-properties officeooo:rsid="018a3e75" officeooo:paragraph-rsid="018a3e75"/>
    </style:style>
    <style:style style:name="P104" style:family="paragraph" style:parent-style-name="Standard">
      <style:text-properties officeooo:rsid="018ac5a8" officeooo:paragraph-rsid="018ac5a8"/>
    </style:style>
    <style:style style:name="P105" style:family="paragraph" style:parent-style-name="Standard">
      <style:text-properties officeooo:rsid="018c2fe4" officeooo:paragraph-rsid="018c2fe4"/>
    </style:style>
    <style:style style:name="P106" style:family="paragraph" style:parent-style-name="Text_20_body">
      <style:text-properties officeooo:rsid="00f490ea" officeooo:paragraph-rsid="00f490ea"/>
    </style:style>
    <style:style style:name="P107" style:family="paragraph" style:parent-style-name="Text_20_body">
      <style:text-properties officeooo:rsid="00f676cf" officeooo:paragraph-rsid="00f676cf"/>
    </style:style>
    <style:style style:name="P108" style:family="paragraph" style:parent-style-name="Text_20_body">
      <style:text-properties officeooo:rsid="00fdfc8d" officeooo:paragraph-rsid="00fdfc8d"/>
    </style:style>
    <style:style style:name="P109" style:family="paragraph" style:parent-style-name="Text_20_body">
      <style:text-properties officeooo:rsid="0106c75b" officeooo:paragraph-rsid="0106c75b"/>
    </style:style>
    <style:style style:name="P110" style:family="paragraph" style:parent-style-name="Text_20_body">
      <style:text-properties officeooo:rsid="0106dc7e" officeooo:paragraph-rsid="0106dc7e"/>
    </style:style>
    <style:style style:name="P111" style:family="paragraph" style:parent-style-name="Text_20_body">
      <style:text-properties officeooo:rsid="0108cf59" officeooo:paragraph-rsid="0108cf59"/>
    </style:style>
    <style:style style:name="P112" style:family="paragraph" style:parent-style-name="Text_20_body">
      <style:text-properties fo:font-weight="normal" officeooo:rsid="01026725" officeooo:paragraph-rsid="01026725" style:font-weight-asian="normal" style:font-weight-complex="normal"/>
    </style:style>
    <style:style style:name="P113" style:family="paragraph" style:parent-style-name="Text_20_body">
      <style:text-properties fo:font-weight="normal" officeooo:rsid="015a8cdd" officeooo:paragraph-rsid="015a8cdd" style:font-weight-asian="normal" style:font-weight-complex="normal"/>
    </style:style>
    <style:style style:name="P114" style:family="paragraph" style:parent-style-name="Text_20_body">
      <style:text-properties fo:font-weight="normal" officeooo:rsid="014bb10c" officeooo:paragraph-rsid="014bb10c" style:font-weight-asian="normal" style:font-weight-complex="normal"/>
    </style:style>
    <style:style style:name="P115" style:family="paragraph" style:parent-style-name="Text_20_body">
      <style:text-properties fo:font-weight="normal" officeooo:rsid="014bb10c" officeooo:paragraph-rsid="016c99ba" style:font-weight-asian="normal" style:font-weight-complex="normal"/>
    </style:style>
    <style:style style:name="P116" style:family="paragraph" style:parent-style-name="Text_20_body">
      <style:text-properties fo:font-weight="normal" officeooo:rsid="014bb10c" officeooo:paragraph-rsid="018fbbc9" style:font-weight-asian="normal" style:font-weight-complex="normal"/>
    </style:style>
    <style:style style:name="P117" style:family="paragraph" style:parent-style-name="Text_20_body">
      <style:text-properties fo:font-weight="normal" officeooo:rsid="014d4315" officeooo:paragraph-rsid="014d4315" style:font-weight-asian="normal" style:font-weight-complex="normal"/>
    </style:style>
    <style:style style:name="P118" style:family="paragraph" style:parent-style-name="Text_20_body">
      <style:text-properties officeooo:rsid="012057ca" officeooo:paragraph-rsid="012057ca"/>
    </style:style>
    <style:style style:name="P119" style:family="paragraph" style:parent-style-name="Text_20_body">
      <style:text-properties officeooo:paragraph-rsid="012705e6"/>
    </style:style>
    <style:style style:name="P120" style:family="paragraph" style:parent-style-name="Text_20_body">
      <style:text-properties officeooo:rsid="012705e6" officeooo:paragraph-rsid="012705e6"/>
    </style:style>
    <style:style style:name="P121" style:family="paragraph" style:parent-style-name="Text_20_body">
      <style:text-properties officeooo:rsid="0133e9a5" officeooo:paragraph-rsid="0133e9a5"/>
    </style:style>
    <style:style style:name="P122" style:family="paragraph" style:parent-style-name="Text_20_body">
      <style:text-properties officeooo:rsid="00fe2948" officeooo:paragraph-rsid="013668a3"/>
    </style:style>
    <style:style style:name="P123" style:family="paragraph" style:parent-style-name="Text_20_body">
      <style:text-properties officeooo:rsid="013da50d" officeooo:paragraph-rsid="013da50d"/>
    </style:style>
    <style:style style:name="P124" style:family="paragraph" style:parent-style-name="Text_20_body">
      <style:text-properties officeooo:rsid="0140c3c0" officeooo:paragraph-rsid="0140c3c0"/>
    </style:style>
    <style:style style:name="P125" style:family="paragraph" style:parent-style-name="Text_20_body">
      <style:text-properties officeooo:rsid="0148bc95" officeooo:paragraph-rsid="0148bc95"/>
    </style:style>
    <style:style style:name="P126" style:family="paragraph" style:parent-style-name="Text_20_body">
      <style:text-properties officeooo:rsid="014a66b9" officeooo:paragraph-rsid="014a66b9"/>
    </style:style>
    <style:style style:name="P127" style:family="paragraph" style:parent-style-name="Text_20_body">
      <style:text-properties officeooo:rsid="014bb10c" officeooo:paragraph-rsid="014bb10c"/>
    </style:style>
    <style:style style:name="P128" style:family="paragraph" style:parent-style-name="Text_20_body">
      <style:text-properties officeooo:rsid="014e047d" officeooo:paragraph-rsid="014e047d"/>
    </style:style>
    <style:style style:name="P129" style:family="paragraph" style:parent-style-name="Text_20_body">
      <style:text-properties officeooo:rsid="0151c3ff" officeooo:paragraph-rsid="0151c3ff"/>
    </style:style>
    <style:style style:name="P130" style:family="paragraph" style:parent-style-name="Text_20_body">
      <style:text-properties officeooo:rsid="0151c3ff" officeooo:paragraph-rsid="015c21e7"/>
    </style:style>
    <style:style style:name="P131" style:family="paragraph" style:parent-style-name="Text_20_body">
      <style:text-properties officeooo:rsid="0152f952" officeooo:paragraph-rsid="0152f952"/>
    </style:style>
    <style:style style:name="P132" style:family="paragraph" style:parent-style-name="Text_20_body">
      <style:text-properties officeooo:rsid="015c21e7" officeooo:paragraph-rsid="015c21e7"/>
    </style:style>
    <style:style style:name="P133" style:family="paragraph" style:parent-style-name="Text_20_body">
      <style:text-properties officeooo:rsid="01425fbc" officeooo:paragraph-rsid="01425fbc"/>
    </style:style>
    <style:style style:name="P134" style:family="paragraph" style:parent-style-name="Text_20_body">
      <style:text-properties officeooo:rsid="014d4315" officeooo:paragraph-rsid="01654bb3"/>
    </style:style>
    <style:style style:name="P135" style:family="paragraph" style:parent-style-name="Text_20_body">
      <style:text-properties officeooo:rsid="0176d661" officeooo:paragraph-rsid="0176d661"/>
    </style:style>
    <style:style style:name="P136" style:family="paragraph" style:parent-style-name="Text_20_body">
      <style:text-properties officeooo:rsid="0178cfd1" officeooo:paragraph-rsid="0178cfd1"/>
    </style:style>
    <style:style style:name="P137" style:family="paragraph" style:parent-style-name="Text_20_body">
      <style:text-properties officeooo:rsid="017a5f31" officeooo:paragraph-rsid="017a5f31"/>
    </style:style>
    <style:style style:name="P138" style:family="paragraph" style:parent-style-name="Text_20_body">
      <style:text-properties officeooo:rsid="017a9bbf" officeooo:paragraph-rsid="017a9bbf"/>
    </style:style>
    <style:style style:name="P139" style:family="paragraph" style:parent-style-name="Text_20_body">
      <style:text-properties officeooo:rsid="01817f39" officeooo:paragraph-rsid="01817f39"/>
    </style:style>
    <style:style style:name="P140" style:family="paragraph" style:parent-style-name="Text_20_body">
      <style:text-properties officeooo:rsid="01859313" officeooo:paragraph-rsid="01859313"/>
    </style:style>
    <style:style style:name="P141" style:family="paragraph" style:parent-style-name="Text_20_body">
      <style:text-properties officeooo:rsid="01859313" officeooo:paragraph-rsid="0185f851"/>
    </style:style>
    <style:style style:name="P142" style:family="paragraph" style:parent-style-name="Text_20_body">
      <style:text-properties officeooo:rsid="0185f851" officeooo:paragraph-rsid="0185f851"/>
    </style:style>
    <style:style style:name="P143" style:family="paragraph" style:parent-style-name="Text_20_body">
      <style:text-properties officeooo:rsid="0189af1b" officeooo:paragraph-rsid="0189af1b"/>
    </style:style>
    <style:style style:name="P144" style:family="paragraph" style:parent-style-name="Text_20_body">
      <style:text-properties officeooo:rsid="018ac5a8" officeooo:paragraph-rsid="018ac5a8"/>
    </style:style>
    <style:style style:name="P145" style:family="paragraph" style:parent-style-name="Text_20_body">
      <style:text-properties officeooo:rsid="018da270" officeooo:paragraph-rsid="018da270"/>
    </style:style>
    <style:style style:name="P146" style:family="paragraph" style:parent-style-name="Text_20_body">
      <style:text-properties officeooo:rsid="018e07f0" officeooo:paragraph-rsid="018e07f0"/>
    </style:style>
    <style:style style:name="P147" style:family="paragraph" style:parent-style-name="SQLStatement" style:master-page-name="">
      <style:paragraph-properties style:page-number="auto" fo:keep-with-next="always"/>
      <style:text-properties officeooo:rsid="0108cf59" officeooo:paragraph-rsid="0108cf59"/>
    </style:style>
    <style:style style:name="P148"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49" style:family="paragraph" style:parent-style-name="Quoted" style:master-page-name="">
      <style:paragraph-properties style:page-number="auto" fo:keep-with-next="always"/>
    </style:style>
    <style:style style:name="P150" style:family="paragraph" style:parent-style-name="Standard" style:master-page-name="">
      <style:paragraph-properties style:page-number="auto" fo:keep-with-next="always"/>
      <style:text-properties officeooo:rsid="00fdfc8d" officeooo:paragraph-rsid="013668a3"/>
    </style:style>
    <style:style style:name="P151" style:family="paragraph" style:parent-style-name="Highlighted">
      <style:text-properties officeooo:rsid="00fdfc8d" officeooo:paragraph-rsid="00fdfc8d"/>
    </style:style>
    <style:style style:name="P152" style:family="paragraph" style:parent-style-name="Highlighted">
      <style:text-properties officeooo:rsid="0106c75b" officeooo:paragraph-rsid="0106c75b"/>
    </style:style>
    <style:style style:name="P153" style:family="paragraph" style:parent-style-name="Highlighted">
      <style:text-properties officeooo:rsid="0108cf59" officeooo:paragraph-rsid="0108cf59"/>
    </style:style>
    <style:style style:name="P154" style:family="paragraph" style:parent-style-name="Highlighted">
      <style:text-properties officeooo:rsid="010efd79" officeooo:paragraph-rsid="010efd79"/>
    </style:style>
    <style:style style:name="P155" style:family="paragraph" style:parent-style-name="Highlighted">
      <style:text-properties officeooo:rsid="013eb62e" officeooo:paragraph-rsid="013eb62e"/>
    </style:style>
    <style:style style:name="P156" style:family="paragraph" style:parent-style-name="Highlighted">
      <style:text-properties officeooo:rsid="010b286d" officeooo:paragraph-rsid="010b286d"/>
    </style:style>
    <style:style style:name="P157" style:family="paragraph" style:parent-style-name="Highlighted">
      <style:text-properties officeooo:rsid="015a8cdd" officeooo:paragraph-rsid="015a8cdd"/>
    </style:style>
    <style:style style:name="P158" style:family="paragraph" style:parent-style-name="Highlighted">
      <style:text-properties officeooo:rsid="016429af" officeooo:paragraph-rsid="016429af"/>
    </style:style>
    <style:style style:name="P159" style:family="paragraph" style:parent-style-name="Highlighted">
      <style:text-properties officeooo:rsid="016f13df" officeooo:paragraph-rsid="016f13df"/>
    </style:style>
    <style:style style:name="P160" style:family="paragraph" style:parent-style-name="Highlighted">
      <style:text-properties officeooo:rsid="016f7922" officeooo:paragraph-rsid="016f7922"/>
    </style:style>
    <style:style style:name="P161" style:family="paragraph" style:parent-style-name="Highlighted">
      <style:text-properties officeooo:rsid="0178cfd1" officeooo:paragraph-rsid="0178cfd1"/>
    </style:style>
    <style:style style:name="P162" style:family="paragraph" style:parent-style-name="Highlighted">
      <style:text-properties officeooo:rsid="017a9bbf" officeooo:paragraph-rsid="017a9bbf"/>
    </style:style>
    <style:style style:name="P163" style:family="paragraph" style:parent-style-name="Highlighted">
      <style:text-properties officeooo:rsid="0187b567" officeooo:paragraph-rsid="0187b567"/>
    </style:style>
    <style:style style:name="P164" style:family="paragraph" style:parent-style-name="Highlighted">
      <style:text-properties officeooo:rsid="018ac5a8" officeooo:paragraph-rsid="018ac5a8"/>
    </style:style>
    <style:style style:name="P165" style:family="paragraph" style:parent-style-name="SQLStatement">
      <style:text-properties officeooo:rsid="00fdfc8d" officeooo:paragraph-rsid="00fdfc8d"/>
    </style:style>
    <style:style style:name="P166" style:family="paragraph" style:parent-style-name="SQLStatement">
      <style:text-properties officeooo:rsid="0106c75b" officeooo:paragraph-rsid="0106c75b"/>
    </style:style>
    <style:style style:name="P167" style:family="paragraph" style:parent-style-name="SQLStatement">
      <style:text-properties officeooo:rsid="0106dc7e" officeooo:paragraph-rsid="0106dc7e"/>
    </style:style>
    <style:style style:name="P168" style:family="paragraph" style:parent-style-name="SQLStatement">
      <style:text-properties officeooo:rsid="0106dc7e" officeooo:paragraph-rsid="0140c3c0"/>
    </style:style>
    <style:style style:name="P169" style:family="paragraph" style:parent-style-name="SQLStatement">
      <style:text-properties officeooo:rsid="0108cf59" officeooo:paragraph-rsid="0108cf59"/>
    </style:style>
    <style:style style:name="P170" style:family="paragraph" style:parent-style-name="SQLStatement">
      <style:text-properties officeooo:rsid="0176d661" officeooo:paragraph-rsid="0176d661"/>
    </style:style>
    <style:style style:name="P171" style:family="paragraph" style:parent-style-name="SQLStatement">
      <style:text-properties officeooo:rsid="0178cfd1" officeooo:paragraph-rsid="0178cfd1"/>
    </style:style>
    <style:style style:name="P172" style:family="paragraph" style:parent-style-name="SQLStatement">
      <style:text-properties officeooo:rsid="017fb8f9" officeooo:paragraph-rsid="017fb8f9"/>
    </style:style>
    <style:style style:name="P173" style:family="paragraph" style:parent-style-name="SQLStatement">
      <style:paragraph-properties fo:keep-with-next="always"/>
      <style:text-properties officeooo:rsid="0108cf59" officeooo:paragraph-rsid="0108cf59"/>
    </style:style>
    <style:style style:name="P174" style:family="paragraph" style:parent-style-name="SQLStatement">
      <style:paragraph-properties fo:keep-with-next="always"/>
      <style:text-properties officeooo:rsid="0106c75b" officeooo:paragraph-rsid="0106c75b"/>
    </style:style>
    <style:style style:name="P175" style:family="paragraph" style:parent-style-name="SQLStatement">
      <style:paragraph-properties fo:keep-with-next="always"/>
      <style:text-properties officeooo:rsid="0106c75b" officeooo:paragraph-rsid="01407ff3"/>
    </style:style>
    <style:style style:name="P176" style:family="paragraph" style:parent-style-name="SQLStatement">
      <style:paragraph-properties fo:keep-with-next="always"/>
      <style:text-properties officeooo:rsid="0106c75b" officeooo:paragraph-rsid="01639228"/>
    </style:style>
    <style:style style:name="P177" style:family="paragraph" style:parent-style-name="SQLStatement">
      <style:paragraph-properties fo:keep-with-next="always"/>
      <style:text-properties officeooo:rsid="01407ff3" officeooo:paragraph-rsid="01407ff3"/>
    </style:style>
    <style:style style:name="P178" style:family="paragraph" style:parent-style-name="Standard">
      <style:paragraph-properties fo:keep-with-next="always"/>
      <style:text-properties officeooo:rsid="00f91453" officeooo:paragraph-rsid="00f91453"/>
    </style:style>
    <style:style style:name="P179" style:family="paragraph" style:parent-style-name="Endnote">
      <style:text-properties officeooo:rsid="01153c38" officeooo:paragraph-rsid="01153c38"/>
    </style:style>
    <style:style style:name="P180" style:family="paragraph" style:parent-style-name="Endnote">
      <style:text-properties officeooo:rsid="0116de8b" officeooo:paragraph-rsid="0116de8b"/>
    </style:style>
    <style:style style:name="P181" style:family="paragraph" style:parent-style-name="Endnote">
      <style:text-properties officeooo:paragraph-rsid="01181658"/>
    </style:style>
    <style:style style:name="P182" style:family="paragraph" style:parent-style-name="Endnote">
      <style:text-properties officeooo:rsid="0119c3af" officeooo:paragraph-rsid="0119c3af"/>
    </style:style>
    <style:style style:name="P183" style:family="paragraph" style:parent-style-name="Endnote">
      <style:text-properties officeooo:rsid="0119c3af" officeooo:paragraph-rsid="011acd12"/>
    </style:style>
    <style:style style:name="P184" style:family="paragraph" style:parent-style-name="Endnote">
      <style:text-properties officeooo:rsid="011b669b" officeooo:paragraph-rsid="011b669b"/>
    </style:style>
    <style:style style:name="P185" style:family="paragraph" style:parent-style-name="Endnote">
      <style:text-properties officeooo:paragraph-rsid="011cd19b"/>
    </style:style>
    <style:style style:name="P186" style:family="paragraph" style:parent-style-name="Endnote">
      <style:text-properties officeooo:rsid="011e713a" officeooo:paragraph-rsid="011e713a"/>
    </style:style>
    <style:style style:name="P187" style:family="paragraph" style:parent-style-name="Endnote">
      <style:text-properties officeooo:rsid="012057ca" officeooo:paragraph-rsid="012057ca"/>
    </style:style>
    <style:style style:name="P188" style:family="paragraph" style:parent-style-name="Endnote">
      <style:text-properties officeooo:paragraph-rsid="01266ddb"/>
    </style:style>
    <style:style style:name="P189" style:family="paragraph" style:parent-style-name="Endnote">
      <style:text-properties officeooo:rsid="012c5c25" officeooo:paragraph-rsid="012c5c25"/>
    </style:style>
    <style:style style:name="P190" style:family="paragraph" style:parent-style-name="Endnote">
      <style:text-properties officeooo:rsid="012d62c4" officeooo:paragraph-rsid="012d62c4"/>
    </style:style>
    <style:style style:name="P191" style:family="paragraph" style:parent-style-name="Endnote">
      <style:text-properties officeooo:rsid="0133e9a5" officeooo:paragraph-rsid="0133e9a5"/>
    </style:style>
    <style:style style:name="P192" style:family="paragraph" style:parent-style-name="Endnote">
      <style:text-properties officeooo:paragraph-rsid="01107ae7"/>
    </style:style>
    <style:style style:name="P193" style:family="paragraph" style:parent-style-name="Endnote">
      <style:text-properties officeooo:rsid="011437c9" officeooo:paragraph-rsid="011437c9"/>
    </style:style>
    <style:style style:name="P194" style:family="paragraph" style:parent-style-name="Endnote">
      <style:text-properties officeooo:paragraph-rsid="0112af60"/>
    </style:style>
    <style:style style:name="P195" style:family="paragraph" style:parent-style-name="Endnote">
      <style:text-properties officeooo:paragraph-rsid="01153c38"/>
    </style:style>
    <style:style style:name="P196" style:family="paragraph" style:parent-style-name="Endnote">
      <style:text-properties officeooo:rsid="01181658" officeooo:paragraph-rsid="013cab6a"/>
    </style:style>
    <style:style style:name="P197" style:family="paragraph" style:parent-style-name="Endnote">
      <style:text-properties officeooo:rsid="013cab6a" officeooo:paragraph-rsid="013cab6a"/>
    </style:style>
    <style:style style:name="P198" style:family="paragraph" style:parent-style-name="Endnote">
      <style:text-properties officeooo:paragraph-rsid="014e047d"/>
    </style:style>
    <style:style style:name="P199" style:family="paragraph" style:parent-style-name="Endnote">
      <style:text-properties officeooo:rsid="0152f952" officeooo:paragraph-rsid="0152f952"/>
    </style:style>
    <style:style style:name="P200" style:family="paragraph" style:parent-style-name="Endnote">
      <style:text-properties officeooo:paragraph-rsid="0152f952"/>
    </style:style>
    <style:style style:name="P201" style:family="paragraph" style:parent-style-name="Endnote">
      <style:text-properties officeooo:rsid="015de50c" officeooo:paragraph-rsid="015de50c"/>
    </style:style>
    <style:style style:name="P202" style:family="paragraph" style:parent-style-name="Endnote">
      <style:text-properties officeooo:rsid="01659ebf" officeooo:paragraph-rsid="01659ebf"/>
    </style:style>
    <style:style style:name="P203" style:family="paragraph" style:parent-style-name="Endnote">
      <style:text-properties officeooo:paragraph-rsid="0170a8ba"/>
    </style:style>
    <style:style style:name="P204" style:family="paragraph" style:parent-style-name="Endnote">
      <style:text-properties officeooo:rsid="0176d661" officeooo:paragraph-rsid="0176d661"/>
    </style:style>
    <style:style style:name="P205" style:family="paragraph" style:parent-style-name="Endnote">
      <style:text-properties officeooo:rsid="018a3e75" officeooo:paragraph-rsid="018a3e75"/>
    </style:style>
    <style:style style:name="P206" style:family="paragraph" style:parent-style-name="Highlighted">
      <style:paragraph-properties fo:margin-left="0.4925in" fo:margin-right="0in" fo:text-indent="0in" style:auto-text-indent="false"/>
      <style:text-properties officeooo:paragraph-rsid="0124044b"/>
    </style:style>
    <style:style style:name="P207" style:family="paragraph" style:parent-style-name="Highlighted">
      <style:paragraph-properties fo:margin-left="0.4925in" fo:margin-right="0in" fo:text-indent="0in" style:auto-text-indent="false"/>
      <style:text-properties officeooo:paragraph-rsid="0152f952"/>
    </style:style>
    <style:style style:name="P208" style:family="paragraph" style:parent-style-name="Text_20_body">
      <style:paragraph-properties fo:margin-left="0.4925in" fo:margin-right="0in" fo:text-indent="0in" style:auto-text-indent="false"/>
      <style:text-properties officeooo:rsid="018c2fe4" officeooo:paragraph-rsid="018c2fe4"/>
    </style:style>
    <style:style style:name="P209" style:family="paragraph" style:parent-style-name="QuotedSQL">
      <style:paragraph-properties fo:margin-left="0.4925in" fo:margin-right="0in" fo:text-indent="0in" style:auto-text-indent="false"/>
      <style:text-properties officeooo:rsid="018c2fe4" officeooo:paragraph-rsid="018c2fe4"/>
    </style:style>
    <style:style style:name="P210" style:family="paragraph" style:parent-style-name="Preformatted_20_Text">
      <style:text-properties officeooo:paragraph-rsid="014a66b9"/>
    </style:style>
    <style:style style:name="P211" style:family="paragraph" style:parent-style-name="Preformatted_20_Text">
      <style:text-properties style:font-name="Liberation Mono" officeooo:paragraph-rsid="0165c59f" style:font-name-asian="Liberation Mono" style:font-name-complex="Liberation Mono"/>
    </style:style>
    <style:style style:name="P212" style:family="paragraph" style:parent-style-name="Quoted">
      <style:text-properties officeooo:rsid="0146cae4" officeooo:paragraph-rsid="0146cae4"/>
    </style:style>
    <style:style style:name="P213" style:family="paragraph" style:parent-style-name="Quoted">
      <style:text-properties fo:font-weight="normal" officeooo:rsid="0151c3ff" officeooo:paragraph-rsid="0151c3ff" style:font-weight-asian="normal" style:font-weight-complex="normal"/>
    </style:style>
    <style:style style:name="P214" style:family="paragraph" style:parent-style-name="Bold_20_Paragraph">
      <style:text-properties officeooo:rsid="0131e50f" officeooo:paragraph-rsid="0131e50f"/>
    </style:style>
    <style:style style:name="P215" style:family="paragraph" style:parent-style-name="Bold_20_Paragraph">
      <style:text-properties officeooo:rsid="0133e9a5" officeooo:paragraph-rsid="0133e9a5"/>
    </style:style>
    <style:style style:name="P216" style:family="paragraph" style:parent-style-name="Bold_20_Paragraph">
      <style:text-properties officeooo:rsid="01355753" officeooo:paragraph-rsid="01355753"/>
    </style:style>
    <style:style style:name="P217"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65c59f"/>
    </style:style>
    <style:style style:name="P218" style:family="paragraph" style:parent-style-name="Preformatted_20_Text">
      <loext:graphic-properties draw:fill="none"/>
      <style:paragraph-properties fo:margin-left="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officeooo:rsid="0165c59f" officeooo:paragraph-rsid="018fbbc9"/>
    </style:style>
    <style:style style:name="P219"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14a66b9"/>
    </style:style>
    <style:style style:name="P220" style:family="paragraph" style:parent-style-name="Preformatted_20_Text">
      <loext:graphic-properties draw:fill="none"/>
      <style:paragraph-properties fo:margin-left="0.9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66d373" officeooo:paragraph-rsid="0166d373"/>
    </style:style>
    <style:style style:name="P221"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65c59f"/>
    </style:style>
    <style:style style:name="P222"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officeooo:rsid="0165c59f" officeooo:paragraph-rsid="018fbbc9"/>
    </style:style>
    <style:style style:name="P223"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2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2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26"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27" style:family="paragraph" style:parent-style-name="Table_20_Contents">
      <style:text-properties officeooo:rsid="01859313" officeooo:paragraph-rsid="01859313"/>
    </style:style>
    <style:style style:name="P228" style:family="paragraph" style:parent-style-name="Table_20_Contents">
      <style:text-properties officeooo:rsid="01859313" officeooo:paragraph-rsid="0187b567"/>
    </style:style>
    <style:style style:name="P229" style:family="paragraph" style:parent-style-name="Table_20_Contents">
      <style:text-properties officeooo:rsid="0187b567" officeooo:paragraph-rsid="0187b567"/>
    </style:style>
    <style:style style:name="P230" style:family="paragraph" style:parent-style-name="Table_20_Contents">
      <style:text-properties officeooo:rsid="018a3e75" officeooo:paragraph-rsid="018a3e75"/>
    </style:style>
    <style:style style:name="P231"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18fbbc9" officeooo:paragraph-rsid="018fbbc9"/>
    </style:style>
    <style:style style:name="P232" style:family="paragraph" style:parent-style-name="Preformatted_20_Text">
      <loext:graphic-properties draw:fill="none"/>
      <style:paragraph-properties fo:margin-left="1.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style>
    <style:style style:name="P233" style:family="paragraph" style:parent-style-name="QuotedSQL">
      <style:text-properties officeooo:rsid="01854827" officeooo:paragraph-rsid="01854827"/>
    </style:style>
    <style:style style:name="P234" style:family="paragraph" style:parent-style-name="QuotedSQL">
      <style:text-properties officeooo:rsid="018a3e75" officeooo:paragraph-rsid="018a3e75"/>
    </style:style>
    <style:style style:name="P235" style:family="paragraph" style:parent-style-name="QuotedSQL">
      <style:text-properties officeooo:paragraph-rsid="018a3e75"/>
    </style:style>
    <style:style style:name="P236" style:family="paragraph" style:parent-style-name="Quoted" style:list-style-name="L12">
      <style:paragraph-properties fo:margin-left="0in" fo:margin-right="0in" fo:text-indent="0in" style:auto-text-indent="false"/>
    </style:style>
    <style:style style:name="P237" style:family="paragraph" style:parent-style-name="Standard" style:list-style-name="L3"/>
    <style:style style:name="P238" style:family="paragraph" style:parent-style-name="Standard" style:list-style-name="L3">
      <style:paragraph-properties fo:text-align="start" style:justify-single-word="false"/>
      <style:text-properties officeooo:rsid="00f73de1" officeooo:paragraph-rsid="00f73de1"/>
    </style:style>
    <style:style style:name="P239" style:family="paragraph" style:parent-style-name="Standard" style:list-style-name="L3">
      <style:paragraph-properties fo:text-align="start" style:justify-single-word="false"/>
      <style:text-properties officeooo:rsid="00ff3323" officeooo:paragraph-rsid="00ff3323"/>
    </style:style>
    <style:style style:name="P240" style:family="paragraph" style:parent-style-name="Standard" style:list-style-name="L3">
      <style:paragraph-properties fo:text-align="start" style:justify-single-word="false"/>
      <style:text-properties officeooo:paragraph-rsid="0109f12a"/>
    </style:style>
    <style:style style:name="P241" style:family="paragraph" style:parent-style-name="Standard" style:list-style-name="L3">
      <style:paragraph-properties fo:text-align="start" style:justify-single-word="false"/>
      <style:text-properties officeooo:rsid="0131e50f" officeooo:paragraph-rsid="0131e50f"/>
    </style:style>
    <style:style style:name="P242" style:family="paragraph" style:parent-style-name="Standard" style:list-style-name="L5">
      <style:text-properties officeooo:rsid="0131e50f" officeooo:paragraph-rsid="0131e50f"/>
    </style:style>
    <style:style style:name="P243" style:family="paragraph" style:parent-style-name="Standard" style:list-style-name="L3">
      <style:paragraph-properties fo:text-align="start" style:justify-single-word="false"/>
      <style:text-properties officeooo:rsid="0176d661" officeooo:paragraph-rsid="0176d661"/>
    </style:style>
    <style:style style:name="P244" style:family="paragraph" style:parent-style-name="Standard" style:list-style-name="L3">
      <style:paragraph-properties fo:text-align="start" style:justify-single-word="false"/>
      <style:text-properties officeooo:rsid="01355753" officeooo:paragraph-rsid="01355753"/>
    </style:style>
    <style:style style:name="P245" style:family="paragraph" style:parent-style-name="Standard" style:list-style-name="L3">
      <style:paragraph-properties fo:text-align="start" style:justify-single-word="false"/>
      <style:text-properties officeooo:rsid="01519129" officeooo:paragraph-rsid="01659ebf"/>
    </style:style>
    <style:style style:name="P246" style:family="paragraph" style:parent-style-name="Standard" style:list-style-name="L3">
      <style:paragraph-properties fo:text-align="start" style:justify-single-word="false"/>
      <style:text-properties officeooo:rsid="0143d6c7" officeooo:paragraph-rsid="0143d6c7"/>
    </style:style>
    <style:style style:name="P247" style:family="paragraph" style:parent-style-name="Standard" style:list-style-name="L15">
      <style:text-properties officeooo:rsid="0143d6c7" officeooo:paragraph-rsid="0143d6c7"/>
    </style:style>
    <style:style style:name="P248" style:family="paragraph" style:parent-style-name="Standard" style:list-style-name="L3">
      <style:paragraph-properties fo:text-align="start" style:justify-single-word="false"/>
      <style:text-properties officeooo:rsid="015184dc" officeooo:paragraph-rsid="015184dc"/>
    </style:style>
    <style:style style:name="P249" style:family="paragraph" style:parent-style-name="Standard" style:list-style-name="L3">
      <style:paragraph-properties fo:text-align="start" style:justify-single-word="false"/>
      <style:text-properties officeooo:rsid="015e82c7" officeooo:paragraph-rsid="015e82c7"/>
    </style:style>
    <style:style style:name="P250" style:family="paragraph" style:parent-style-name="Standard" style:list-style-name="L3">
      <style:paragraph-properties fo:text-align="start" style:justify-single-word="false"/>
      <style:text-properties officeooo:rsid="0167ceda" officeooo:paragraph-rsid="0167ceda"/>
    </style:style>
    <style:style style:name="P251" style:family="paragraph" style:parent-style-name="Standard" style:list-style-name="L4">
      <style:text-properties officeooo:rsid="0127dd35" officeooo:paragraph-rsid="013146b3"/>
    </style:style>
    <style:style style:name="P252" style:family="paragraph" style:parent-style-name="Standard" style:list-style-name="L8">
      <style:text-properties officeooo:rsid="0127dd35" officeooo:paragraph-rsid="0127dd35"/>
    </style:style>
    <style:style style:name="P253" style:family="paragraph" style:parent-style-name="Standard" style:list-style-name="L4">
      <style:text-properties officeooo:rsid="013146b3" officeooo:paragraph-rsid="013146b3"/>
    </style:style>
    <style:style style:name="P254" style:family="paragraph" style:parent-style-name="Standard" style:list-style-name="L7">
      <style:text-properties officeooo:rsid="00f91453" officeooo:paragraph-rsid="00f91453"/>
    </style:style>
    <style:style style:name="P255" style:family="paragraph" style:parent-style-name="Standard" style:list-style-name="L7">
      <style:text-properties officeooo:rsid="00fdfc8d" officeooo:paragraph-rsid="00fdfc8d"/>
    </style:style>
    <style:style style:name="P256" style:family="paragraph" style:parent-style-name="Standard" style:list-style-name="L9">
      <style:text-properties officeooo:rsid="012943e8" officeooo:paragraph-rsid="013668a3"/>
    </style:style>
    <style:style style:name="P257" style:family="paragraph" style:parent-style-name="Standard" style:list-style-name="L9">
      <style:text-properties officeooo:rsid="012943e8" officeooo:paragraph-rsid="012943e8"/>
    </style:style>
    <style:style style:name="P258" style:family="paragraph" style:parent-style-name="Standard" style:list-style-name="L9">
      <style:text-properties officeooo:rsid="012943e8" officeooo:paragraph-rsid="012ad169"/>
    </style:style>
    <style:style style:name="P259" style:family="paragraph" style:parent-style-name="Standard" style:list-style-name="L10">
      <style:text-properties fo:font-style="normal" officeooo:rsid="013b7294" officeooo:paragraph-rsid="013b7294" style:font-style-asian="normal" style:font-style-complex="normal"/>
    </style:style>
    <style:style style:name="P260" style:family="paragraph" style:parent-style-name="Standard" style:list-style-name="L21">
      <style:text-properties fo:font-style="normal" officeooo:rsid="0109f12a" officeooo:paragraph-rsid="0109f12a" style:font-style-asian="normal" style:font-style-complex="normal"/>
    </style:style>
    <style:style style:name="P261" style:family="paragraph" style:parent-style-name="Standard" style:list-style-name="L10">
      <style:text-properties officeooo:rsid="00ff1898" officeooo:paragraph-rsid="01007189"/>
    </style:style>
    <style:style style:name="P262" style:family="paragraph" style:parent-style-name="Standard" style:list-style-name="L10">
      <style:text-properties officeooo:rsid="013b7294" officeooo:paragraph-rsid="013b7294"/>
    </style:style>
    <style:style style:name="P263" style:family="paragraph" style:parent-style-name="Standard" style:list-style-name="L14">
      <style:text-properties officeooo:rsid="01425fbc" officeooo:paragraph-rsid="01425fbc"/>
    </style:style>
    <style:style style:name="P264" style:family="paragraph" style:parent-style-name="Standard" style:list-style-name="L15">
      <style:text-properties fo:font-weight="normal" officeooo:rsid="0143d6c7" officeooo:paragraph-rsid="0143d6c7" style:font-weight-asian="normal" style:font-weight-complex="normal"/>
    </style:style>
    <style:style style:name="P265" style:family="paragraph" style:parent-style-name="Standard" style:list-style-name="L19">
      <style:text-properties fo:font-weight="normal" officeooo:rsid="0154211d" officeooo:paragraph-rsid="0154211d" style:font-weight-asian="normal" style:font-weight-complex="normal"/>
    </style:style>
    <style:style style:name="P266" style:family="paragraph" style:parent-style-name="Standard" style:list-style-name="L25">
      <style:text-properties fo:font-weight="normal" officeooo:rsid="017d4d89" officeooo:paragraph-rsid="017d4d89" style:font-weight-asian="normal" style:font-weight-complex="normal"/>
    </style:style>
    <style:style style:name="P267" style:family="paragraph" style:parent-style-name="Standard" style:list-style-name="L20">
      <style:text-properties officeooo:rsid="015c21e7" officeooo:paragraph-rsid="015c21e7"/>
    </style:style>
    <style:style style:name="P268" style:family="paragraph" style:parent-style-name="Standard" style:list-style-name="L22">
      <style:text-properties officeooo:rsid="015882cf" officeooo:paragraph-rsid="015882cf"/>
    </style:style>
    <style:style style:name="P269" style:family="paragraph" style:parent-style-name="Standard" style:list-style-name="L25">
      <style:text-properties officeooo:rsid="017d4d89" officeooo:paragraph-rsid="017d4d89"/>
    </style:style>
    <style:style style:name="P270" style:family="paragraph" style:parent-style-name="Standard" style:list-style-name="L26">
      <style:text-properties officeooo:rsid="01852a51" officeooo:paragraph-rsid="01852a51"/>
    </style:style>
    <style:style style:name="P271" style:family="paragraph" style:parent-style-name="Standard" style:list-style-name="L29">
      <style:text-properties officeooo:rsid="018ac5a8" officeooo:paragraph-rsid="018ac5a8"/>
    </style:style>
    <style:style style:name="P272" style:family="paragraph" style:parent-style-name="Standard" style:list-style-name="L29">
      <style:text-properties officeooo:rsid="018c2fe4" officeooo:paragraph-rsid="018c2fe4"/>
    </style:style>
    <style:style style:name="P273" style:family="paragraph" style:parent-style-name="Standard" style:list-style-name="L30">
      <style:text-properties officeooo:rsid="018c2fe4" officeooo:paragraph-rsid="018c2fe4"/>
    </style:style>
    <style:style style:name="P274" style:family="paragraph" style:parent-style-name="Standard" style:list-style-name="L32">
      <style:text-properties officeooo:rsid="01266ddb" officeooo:paragraph-rsid="0170a8ba"/>
    </style:style>
    <style:style style:name="P275" style:family="paragraph" style:parent-style-name="Standard">
      <style:text-properties officeooo:rsid="0194e39c" officeooo:paragraph-rsid="0195ce32"/>
    </style:style>
    <style:style style:name="P276" style:family="paragraph" style:parent-style-name="Standard" style:list-style-name="L32">
      <style:text-properties officeooo:rsid="0195ce32" officeooo:paragraph-rsid="0195ce32"/>
    </style:style>
    <style:style style:name="P277" style:family="paragraph" style:parent-style-name="Standard">
      <style:text-properties officeooo:rsid="0198863f" officeooo:paragraph-rsid="0198863f"/>
    </style:style>
    <style:style style:name="P278" style:family="paragraph" style:parent-style-name="Standard" style:list-style-name="L33">
      <style:text-properties officeooo:rsid="0198863f" officeooo:paragraph-rsid="0198863f"/>
    </style:style>
    <style:style style:name="P27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28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8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82" style:family="paragraph" style:parent-style-name="Text_20_body" style:list-style-name="L1">
      <style:text-properties officeooo:rsid="00f490ea" officeooo:paragraph-rsid="00f490ea"/>
    </style:style>
    <style:style style:name="P283" style:family="paragraph" style:parent-style-name="Text_20_body" style:list-style-name="L2">
      <style:text-properties officeooo:rsid="00f676cf" officeooo:paragraph-rsid="00f676cf"/>
    </style:style>
    <style:style style:name="P284" style:family="paragraph" style:parent-style-name="Text_20_body" style:list-style-name="L6">
      <style:text-properties fo:font-weight="normal" officeooo:rsid="015a8cdd" officeooo:paragraph-rsid="015a8cdd" style:font-weight-asian="normal" style:font-weight-complex="normal"/>
    </style:style>
    <style:style style:name="P285" style:family="paragraph" style:parent-style-name="Text_20_body" style:list-style-name="L16">
      <style:text-properties fo:font-weight="normal" officeooo:rsid="014bb10c" officeooo:paragraph-rsid="014bb10c" style:font-weight-asian="normal" style:font-weight-complex="normal"/>
    </style:style>
    <style:style style:name="P286" style:family="paragraph" style:parent-style-name="Text_20_body" style:list-style-name="L11">
      <style:text-properties officeooo:rsid="012705e6" officeooo:paragraph-rsid="012705e6"/>
    </style:style>
    <style:style style:name="P287" style:family="paragraph" style:parent-style-name="Text_20_body" style:list-style-name="L13">
      <style:text-properties officeooo:rsid="01026725" officeooo:paragraph-rsid="01026725"/>
    </style:style>
    <style:style style:name="P288" style:family="paragraph" style:parent-style-name="Text_20_body" style:list-style-name="L13">
      <style:text-properties officeooo:rsid="01043ba7" officeooo:paragraph-rsid="01043ba7"/>
    </style:style>
    <style:style style:name="P289" style:family="paragraph" style:parent-style-name="Text_20_body" style:list-style-name="L17">
      <style:text-properties officeooo:paragraph-rsid="016c99ba"/>
    </style:style>
    <style:style style:name="P290" style:family="paragraph" style:parent-style-name="Text_20_body" style:list-style-name="L18">
      <style:text-properties officeooo:rsid="0151c3ff" officeooo:paragraph-rsid="0151c3ff"/>
    </style:style>
    <style:style style:name="P291" style:family="paragraph" style:parent-style-name="Text_20_body" style:list-style-name="L18">
      <style:text-properties officeooo:rsid="0152f952" officeooo:paragraph-rsid="0152f952"/>
    </style:style>
    <style:style style:name="P292" style:family="paragraph" style:parent-style-name="Text_20_body" style:list-style-name="L23"/>
    <style:style style:name="P293" style:family="paragraph" style:parent-style-name="Text_20_body" style:list-style-name="L23">
      <style:text-properties officeooo:paragraph-rsid="0122fd4d"/>
    </style:style>
    <style:style style:name="P294" style:family="paragraph" style:parent-style-name="Text_20_body" style:list-style-name="L24">
      <style:text-properties officeooo:paragraph-rsid="0124044b"/>
    </style:style>
    <style:style style:name="P295" style:family="paragraph" style:parent-style-name="Text_20_body" style:list-style-name="L27">
      <style:text-properties officeooo:rsid="0185f851" officeooo:paragraph-rsid="0185f851"/>
    </style:style>
    <style:style style:name="P296" style:family="paragraph" style:parent-style-name="Text_20_body" style:list-style-name="L31">
      <style:text-properties officeooo:rsid="018c2fe4" officeooo:paragraph-rsid="018c2fe4"/>
    </style:style>
    <style:style style:name="P297" style:family="paragraph" style:parent-style-name="Text_20_body">
      <style:text-properties officeooo:rsid="0192e1a9" officeooo:paragraph-rsid="0192e1a9"/>
    </style:style>
    <style:style style:name="P298" style:family="paragraph" style:parent-style-name="Text_20_body">
      <style:text-properties officeooo:rsid="01944816" officeooo:paragraph-rsid="01944816"/>
    </style:style>
    <style:style style:name="P299" style:family="paragraph" style:parent-style-name="Text_20_body" style:list-style-name="L28">
      <style:paragraph-properties fo:margin-top="0in" fo:margin-bottom="0.1701in" loext:contextual-spacing="true"/>
      <style:text-properties officeooo:rsid="018ac5a8" officeooo:paragraph-rsid="018ac5a8"/>
    </style:style>
    <style:style style:name="P300" style:family="paragraph" style:parent-style-name="QuotedSQL" style:list-style-name="L12">
      <style:paragraph-properties fo:margin-left="0in" fo:margin-right="0in" fo:text-indent="0in" style:auto-text-indent="false"/>
    </style:style>
    <style:style style:name="P301" style:family="paragraph" style:parent-style-name="Table_20_Contents">
      <style:text-properties officeooo:rsid="0187b567" officeooo:paragraph-rsid="0187b567"/>
    </style:style>
    <style:style style:name="P302" style:family="paragraph" style:parent-style-name="Heading_20_3">
      <style:text-properties officeooo:rsid="0130aa5e" officeooo:paragraph-rsid="0130aa5e"/>
    </style:style>
    <style:style style:name="P303" style:family="paragraph" style:parent-style-name="Heading_20_3">
      <style:text-properties officeooo:rsid="010adfb4" officeooo:paragraph-rsid="010adfb4"/>
    </style:style>
    <style:style style:name="P304" style:family="paragraph" style:parent-style-name="Heading_20_3">
      <style:text-properties officeooo:rsid="0174f5f8" officeooo:paragraph-rsid="0174f5f8"/>
    </style:style>
    <style:style style:name="P305" style:family="paragraph" style:parent-style-name="Heading_20_3">
      <style:text-properties officeooo:rsid="01854827" officeooo:paragraph-rsid="01854827"/>
    </style:style>
    <style:style style:name="P306" style:family="paragraph" style:parent-style-name="Heading_20_3">
      <style:text-properties officeooo:rsid="018ac5a8" officeooo:paragraph-rsid="018ac5a8"/>
    </style:style>
    <style:style style:name="P307" style:family="paragraph" style:parent-style-name="Heading_20_4">
      <style:text-properties officeooo:rsid="013da50d" officeooo:paragraph-rsid="013da50d"/>
    </style:style>
    <style:style style:name="P308" style:family="paragraph" style:parent-style-name="Heading_20_4">
      <style:text-properties officeooo:rsid="01026725" officeooo:paragraph-rsid="01026725"/>
    </style:style>
    <style:style style:name="P309" style:family="paragraph" style:parent-style-name="Heading_20_4">
      <style:text-properties officeooo:rsid="010aefdf" officeooo:paragraph-rsid="010aefdf"/>
    </style:style>
    <style:style style:name="P310" style:family="paragraph" style:parent-style-name="Heading_20_4">
      <style:text-properties officeooo:rsid="0160c52c" officeooo:paragraph-rsid="0160c52c"/>
    </style:style>
    <style:style style:name="P311" style:family="paragraph" style:parent-style-name="Heading_20_4">
      <style:text-properties officeooo:rsid="014e9537" officeooo:paragraph-rsid="014e9537"/>
    </style:style>
    <style:style style:name="P312" style:family="paragraph" style:parent-style-name="Heading_20_4">
      <style:text-properties officeooo:rsid="016c99ba" officeooo:paragraph-rsid="016c99ba"/>
    </style:style>
    <style:style style:name="P313" style:family="paragraph" style:parent-style-name="Heading_20_4">
      <style:text-properties officeooo:rsid="017c3edc" officeooo:paragraph-rsid="017c3edc"/>
    </style:style>
    <style:style style:name="P314" style:family="paragraph" style:parent-style-name="Heading_20_4">
      <style:text-properties officeooo:rsid="017d4d89" officeooo:paragraph-rsid="017d4d89"/>
    </style:style>
    <style:style style:name="P315" style:family="paragraph" style:parent-style-name="Contents_20_1" style:master-page-name="Front_20_Right">
      <style:paragraph-properties style:page-number="auto">
        <style:tab-stops>
          <style:tab-stop style:position="6.2701in" style:type="right"/>
        </style:tab-stops>
      </style:paragraph-properties>
    </style:style>
    <style:style style:name="P316" style:family="paragraph" style:parent-style-name="Heading_20_1">
      <style:text-properties officeooo:paragraph-rsid="0127dd35"/>
    </style:style>
    <style:style style:name="P317" style:family="paragraph" style:parent-style-name="Heading_20_1" style:master-page-name="Right_20_Page">
      <style:paragraph-properties style:page-number="1" fo:break-before="auto" fo:break-after="auto"/>
      <style:text-properties officeooo:paragraph-rsid="002a495c"/>
    </style:style>
    <style:style style:name="P318" style:family="paragraph" style:parent-style-name="Heading_20_2">
      <style:text-properties officeooo:rsid="00f73de1" officeooo:paragraph-rsid="00f73de1"/>
    </style:style>
    <style:style style:name="P319" style:family="paragraph" style:parent-style-name="Heading_20_2">
      <style:text-properties officeooo:rsid="00f91453" officeooo:paragraph-rsid="00f91453"/>
    </style:style>
    <style:style style:name="P320" style:family="paragraph" style:parent-style-name="Heading_20_2">
      <style:text-properties officeooo:rsid="0127dd35" officeooo:paragraph-rsid="0127dd35"/>
    </style:style>
    <style:style style:name="P321" style:family="paragraph" style:parent-style-name="Heading_20_2">
      <style:text-properties officeooo:rsid="011437c9" officeooo:paragraph-rsid="012eafe1"/>
    </style:style>
    <style:style style:name="P322" style:family="paragraph" style:parent-style-name="Heading_20_2">
      <style:text-properties officeooo:rsid="0130aa5e" officeooo:paragraph-rsid="0130aa5e"/>
    </style:style>
    <style:style style:name="P323" style:family="paragraph" style:parent-style-name="Heading_20_2">
      <style:text-properties officeooo:rsid="010adfb4" officeooo:paragraph-rsid="010adfb4"/>
    </style:style>
    <style:style style:name="P324" style:family="paragraph" style:parent-style-name="Heading_20_2">
      <style:text-properties officeooo:rsid="010adfb4" officeooo:paragraph-rsid="015a8cdd"/>
    </style:style>
    <style:style style:name="P325" style:family="paragraph" style:parent-style-name="Heading_20_2">
      <style:text-properties officeooo:rsid="01737526" officeooo:paragraph-rsid="01737526"/>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fo:font-weight="bold" officeooo:rsid="010adfb4" style:font-style-asian="normal" style:font-weight-asian="bold" style:font-style-complex="normal"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043ba7" style:font-style-asian="normal" style:font-weight-asian="normal" style:font-style-complex="normal" style:font-weight-complex="normal"/>
    </style:style>
    <style:style style:name="T36" style:family="text">
      <style:text-properties fo:font-style="normal" fo:font-weight="normal" officeooo:rsid="01181658" style:font-style-asian="normal" style:font-weight-asian="normal" style:font-style-complex="normal" style:font-weight-complex="normal"/>
    </style:style>
    <style:style style:name="T37" style:family="text">
      <style:text-properties fo:font-style="normal" fo:font-weight="normal" officeooo:rsid="0119c3af" style:font-style-asian="normal" style:font-weight-asian="normal" style:font-style-complex="normal" style:font-weight-complex="normal"/>
    </style:style>
    <style:style style:name="T38" style:family="text">
      <style:text-properties fo:font-style="normal" fo:font-weight="normal" officeooo:rsid="01407ff3" style:font-style-asian="normal" style:font-weight-asian="normal" style:font-style-complex="normal" style:font-weight-complex="normal"/>
    </style:style>
    <style:style style:name="T39" style:family="text">
      <style:text-properties fo:font-style="normal" fo:font-weight="normal" officeooo:rsid="01639228"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1107ae7" style:font-weight-asian="bold" style:font-weight-complex="bold"/>
    </style:style>
    <style:style style:name="T42" style:family="text">
      <style:text-properties fo:font-weight="bold" officeooo:rsid="01181658" style:font-weight-asian="bold" style:font-weight-complex="bold"/>
    </style:style>
    <style:style style:name="T43" style:family="text">
      <style:text-properties fo:font-weight="bold" officeooo:rsid="013668a3" style:font-weight-asian="bold" style:font-weight-complex="bold"/>
    </style:style>
    <style:style style:name="T44" style:family="text">
      <style:text-properties fo:font-weight="bold" officeooo:rsid="0143d6c7" style:font-weight-asian="bold" style:font-weight-complex="bold"/>
    </style:style>
    <style:style style:name="T45" style:family="text">
      <style:text-properties fo:font-weight="bold" officeooo:rsid="015184dc" style:font-weight-asian="bold" style:font-weight-complex="bold"/>
    </style:style>
    <style:style style:name="T46" style:family="text">
      <style:text-properties fo:font-weight="bold" officeooo:rsid="01519129" style:font-weight-asian="bold" style:font-weight-complex="bold"/>
    </style:style>
    <style:style style:name="T47" style:family="text">
      <style:text-properties fo:font-weight="bold" officeooo:rsid="0167ceda" style:font-weight-asian="bold" style:font-weight-complex="bold"/>
    </style:style>
    <style:style style:name="T48" style:family="text">
      <style:text-properties fo:font-weight="bold" officeooo:rsid="017a5f31" style:font-weight-asian="bold" style:font-weight-complex="bold"/>
    </style:style>
    <style:style style:name="T49" style:family="text">
      <style:text-properties fo:font-weight="bold" officeooo:rsid="017d4d89" style:font-weight-asian="bold" style:font-weight-complex="bold"/>
    </style:style>
    <style:style style:name="T50" style:family="text">
      <style:text-properties officeooo:rsid="01007189"/>
    </style:style>
    <style:style style:name="T51" style:family="text">
      <style:text-properties officeooo:rsid="0101e6f5"/>
    </style:style>
    <style:style style:name="T52" style:family="text">
      <style:text-properties fo:font-weight="normal" style:font-weight-asian="normal" style:font-weight-complex="normal"/>
    </style:style>
    <style:style style:name="T53" style:family="text">
      <style:text-properties fo:font-weight="normal" officeooo:rsid="01043ba7" style:font-weight-asian="normal" style:font-weight-complex="normal"/>
    </style:style>
    <style:style style:name="T54" style:family="text">
      <style:text-properties fo:font-weight="normal" officeooo:rsid="01181658" style:font-weight-asian="normal" style:font-weight-complex="normal"/>
    </style:style>
    <style:style style:name="T55" style:family="text">
      <style:text-properties fo:font-weight="normal" officeooo:rsid="0122fd4d" style:font-weight-asian="normal" style:font-weight-complex="normal"/>
    </style:style>
    <style:style style:name="T56" style:family="text">
      <style:text-properties fo:font-weight="normal" officeooo:rsid="0124040a" style:font-weight-asian="normal" style:font-weight-complex="normal"/>
    </style:style>
    <style:style style:name="T57" style:family="text">
      <style:text-properties fo:font-weight="normal" officeooo:rsid="0124044b" style:font-weight-asian="normal" style:font-weight-complex="normal"/>
    </style:style>
    <style:style style:name="T58" style:family="text">
      <style:text-properties fo:font-weight="normal" officeooo:rsid="012705e6" style:font-weight-asian="normal" style:font-weight-complex="normal"/>
    </style:style>
    <style:style style:name="T59" style:family="text">
      <style:text-properties fo:font-weight="normal" officeooo:rsid="01337332" style:font-weight-asian="normal" style:font-weight-complex="normal"/>
    </style:style>
    <style:style style:name="T60" style:family="text">
      <style:text-properties fo:font-weight="normal" officeooo:rsid="013f0301" style:font-weight-asian="normal" style:font-weight-complex="normal"/>
    </style:style>
    <style:style style:name="T61" style:family="text">
      <style:text-properties fo:font-weight="normal" officeooo:rsid="0143d6c7" style:font-weight-asian="normal" style:font-weight-complex="normal"/>
    </style:style>
    <style:style style:name="T62" style:family="text">
      <style:text-properties fo:font-weight="normal" officeooo:rsid="01452323" style:font-weight-asian="normal" style:font-weight-complex="normal"/>
    </style:style>
    <style:style style:name="T63" style:family="text">
      <style:text-properties fo:font-weight="normal" officeooo:rsid="014d4315" style:font-weight-asian="normal" style:font-weight-complex="normal"/>
    </style:style>
    <style:style style:name="T64" style:family="text">
      <style:text-properties fo:font-weight="normal" officeooo:rsid="014bb10c" style:font-weight-asian="normal" style:font-weight-complex="normal"/>
    </style:style>
    <style:style style:name="T65" style:family="text">
      <style:text-properties fo:font-weight="normal" officeooo:rsid="015184dc" style:font-weight-asian="normal" style:font-weight-complex="normal"/>
    </style:style>
    <style:style style:name="T66" style:family="text">
      <style:text-properties fo:font-weight="normal" officeooo:rsid="0151c3ff" style:font-weight-asian="normal" style:font-weight-complex="normal"/>
    </style:style>
    <style:style style:name="T67" style:family="text">
      <style:text-properties fo:font-weight="normal" officeooo:rsid="015882cf" style:font-weight-asian="normal" style:font-weight-complex="normal"/>
    </style:style>
    <style:style style:name="T68" style:family="text">
      <style:text-properties fo:font-weight="normal" officeooo:rsid="015f7cb3" style:font-weight-asian="normal" style:font-weight-complex="normal"/>
    </style:style>
    <style:style style:name="T69" style:family="text">
      <style:text-properties fo:font-weight="normal" officeooo:rsid="016429af" style:font-weight-asian="normal" style:font-weight-complex="normal"/>
    </style:style>
    <style:style style:name="T70" style:family="text">
      <style:text-properties fo:font-weight="normal" officeooo:rsid="0166b33b" style:font-weight-asian="normal" style:font-weight-complex="normal"/>
    </style:style>
    <style:style style:name="T71" style:family="text">
      <style:text-properties fo:font-weight="normal" officeooo:rsid="0167ceda" style:font-weight-asian="normal" style:font-weight-complex="normal"/>
    </style:style>
    <style:style style:name="T72" style:family="text">
      <style:text-properties fo:font-weight="normal" officeooo:rsid="016c99ba" style:font-weight-asian="normal" style:font-weight-complex="normal"/>
    </style:style>
    <style:style style:name="T73" style:family="text">
      <style:text-properties fo:font-weight="normal" officeooo:rsid="0171f39f" style:font-weight-asian="normal" style:font-weight-complex="normal"/>
    </style:style>
    <style:style style:name="T74" style:family="text">
      <style:text-properties fo:font-weight="normal" officeooo:rsid="017a5f31" style:font-weight-asian="normal" style:font-weight-complex="normal"/>
    </style:style>
    <style:style style:name="T75" style:family="text">
      <style:text-properties fo:font-weight="normal" officeooo:rsid="017a9bbf" style:font-weight-asian="normal" style:font-weight-complex="normal"/>
    </style:style>
    <style:style style:name="T76" style:family="text">
      <style:text-properties fo:font-weight="normal" officeooo:rsid="017d4d89" style:font-weight-asian="normal" style:font-weight-complex="normal"/>
    </style:style>
    <style:style style:name="T77" style:family="text">
      <style:text-properties fo:font-weight="normal" officeooo:rsid="017e1a5b" style:font-weight-asian="normal" style:font-weight-complex="normal"/>
    </style:style>
    <style:style style:name="T78" style:family="text">
      <style:text-properties officeooo:rsid="01026725"/>
    </style:style>
    <style:style style:name="T79" style:family="text">
      <style:text-properties officeooo:rsid="0106c75b"/>
    </style:style>
    <style:style style:name="T80" style:family="text">
      <style:text-properties officeooo:rsid="0106dc7e"/>
    </style:style>
    <style:style style:name="T81" style:family="text">
      <style:text-properties officeooo:rsid="0109f12a"/>
    </style:style>
    <style:style style:name="T82" style:family="text">
      <style:text-properties officeooo:rsid="010adfb4"/>
    </style:style>
    <style:style style:name="T83" style:family="text">
      <style:text-properties officeooo:rsid="010aefdf"/>
    </style:style>
    <style:style style:name="T84" style:family="text">
      <style:text-properties officeooo:rsid="010b286d"/>
    </style:style>
    <style:style style:name="T85" style:family="text">
      <style:text-properties officeooo:rsid="010eedc6"/>
    </style:style>
    <style:style style:name="T86" style:family="text">
      <style:text-properties officeooo:rsid="010efd79"/>
    </style:style>
    <style:style style:name="T87" style:family="text">
      <style:text-properties style:font-name="monospace" fo:font-size="12pt"/>
    </style:style>
    <style:style style:name="T88" style:family="text">
      <style:text-properties officeooo:rsid="01107ae7"/>
    </style:style>
    <style:style style:name="T89" style:family="text">
      <style:text-properties officeooo:rsid="0112af60"/>
    </style:style>
    <style:style style:name="T90" style:family="text">
      <style:text-properties officeooo:rsid="01153c38"/>
    </style:style>
    <style:style style:name="T91" style:family="text">
      <style:text-properties officeooo:rsid="0116de8b"/>
    </style:style>
    <style:style style:name="T92" style:family="text">
      <style:text-properties officeooo:rsid="01181658"/>
    </style:style>
    <style:style style:name="T93" style:family="text">
      <style:text-properties officeooo:rsid="0119c3af"/>
    </style:style>
    <style:style style:name="T94" style:family="text">
      <style:text-properties officeooo:rsid="011acd12"/>
    </style:style>
    <style:style style:name="T95" style:family="text">
      <style:text-properties officeooo:rsid="011cd19b"/>
    </style:style>
    <style:style style:name="T96" style:family="text">
      <style:text-properties officeooo:rsid="011e713a"/>
    </style:style>
    <style:style style:name="T97" style:family="text">
      <style:text-properties officeooo:rsid="012057ca"/>
    </style:style>
    <style:style style:name="T98" style:family="text">
      <style:text-properties fo:font-size="9pt" fo:font-weight="bold" style:font-size-asian="11pt" style:font-weight-asian="bold" style:font-size-complex="10pt" style:font-weight-complex="bold"/>
    </style:style>
    <style:style style:name="T99" style:family="text">
      <style:text-properties fo:font-size="9pt" fo:font-weight="normal" style:font-size-asian="11pt" style:font-weight-asian="normal" style:font-size-complex="10pt" style:font-weight-complex="normal"/>
    </style:style>
    <style:style style:name="T100" style:family="text">
      <style:text-properties officeooo:rsid="01266ddb"/>
    </style:style>
    <style:style style:name="T101" style:family="text">
      <style:text-properties officeooo:rsid="0127dd35"/>
    </style:style>
    <style:style style:name="T102" style:family="text">
      <style:text-properties officeooo:rsid="012ad169"/>
    </style:style>
    <style:style style:name="T103" style:family="text">
      <style:text-properties officeooo:rsid="012c5c25"/>
    </style:style>
    <style:style style:name="T104" style:family="text">
      <style:text-properties officeooo:rsid="012d62c4"/>
    </style:style>
    <style:style style:name="T105" style:family="text">
      <style:text-properties officeooo:rsid="013146b3"/>
    </style:style>
    <style:style style:name="T106" style:family="text">
      <style:text-properties officeooo:rsid="0133e9a5"/>
    </style:style>
    <style:style style:name="T107" style:family="text">
      <style:text-properties officeooo:rsid="01355753"/>
    </style:style>
    <style:style style:name="T108" style:family="text">
      <style:text-properties officeooo:rsid="013668a3"/>
    </style:style>
    <style:style style:name="T109" style:family="text">
      <style:text-properties officeooo:rsid="0137993e"/>
    </style:style>
    <style:style style:name="T110" style:family="text">
      <style:text-properties officeooo:rsid="01394796"/>
    </style:style>
    <style:style style:name="T111" style:family="text">
      <style:text-properties officeooo:rsid="013b6936"/>
    </style:style>
    <style:style style:name="T112" style:family="text">
      <style:text-properties officeooo:rsid="013f0301"/>
    </style:style>
    <style:style style:name="T113" style:family="text">
      <style:text-properties officeooo:rsid="01407ff3"/>
    </style:style>
    <style:style style:name="T114" style:family="text">
      <style:text-properties officeooo:rsid="0140c3c0"/>
    </style:style>
    <style:style style:name="T115" style:family="text">
      <style:text-properties officeooo:rsid="0143d6c7"/>
    </style:style>
    <style:style style:name="T116" style:family="text">
      <style:text-properties officeooo:rsid="01452323"/>
    </style:style>
    <style:style style:name="T117" style:family="text">
      <style:text-properties officeooo:rsid="014d4315"/>
    </style:style>
    <style:style style:name="T118" style:family="text">
      <style:text-properties officeooo:rsid="014e047d"/>
    </style:style>
    <style:style style:name="T119" style:family="text">
      <style:text-properties officeooo:rsid="014e9537"/>
    </style:style>
    <style:style style:name="T120" style:family="text">
      <style:text-properties officeooo:rsid="00fc025a"/>
    </style:style>
    <style:style style:name="T121" style:family="text">
      <style:text-properties officeooo:rsid="0150296b"/>
    </style:style>
    <style:style style:name="T122" style:family="text">
      <style:text-properties officeooo:rsid="015184dc"/>
    </style:style>
    <style:style style:name="T123" style:family="text">
      <style:text-properties officeooo:rsid="01519129"/>
    </style:style>
    <style:style style:name="T124" style:family="text">
      <style:text-properties officeooo:rsid="0152f952"/>
    </style:style>
    <style:style style:name="T125" style:family="text">
      <style:text-properties officeooo:rsid="01539785"/>
    </style:style>
    <style:style style:name="T126" style:family="text">
      <style:text-properties officeooo:rsid="0154211d"/>
    </style:style>
    <style:style style:name="T127" style:family="text">
      <style:text-properties officeooo:rsid="01561cc4"/>
    </style:style>
    <style:style style:name="T128" style:family="text">
      <style:text-properties officeooo:rsid="01573c9e"/>
    </style:style>
    <style:style style:name="T129" style:family="text">
      <style:text-properties officeooo:rsid="015882cf"/>
    </style:style>
    <style:style style:name="T130" style:family="text">
      <style:text-properties officeooo:rsid="015a579b"/>
    </style:style>
    <style:style style:name="T131" style:family="text">
      <style:text-properties officeooo:rsid="015c21e7"/>
    </style:style>
    <style:style style:name="T132" style:family="text">
      <style:text-properties officeooo:rsid="015f7cb3"/>
    </style:style>
    <style:style style:name="T133" style:family="text">
      <style:text-properties officeooo:rsid="015fa4b9"/>
    </style:style>
    <style:style style:name="T134" style:family="text">
      <style:text-properties officeooo:rsid="0162c28d"/>
    </style:style>
    <style:style style:name="T135" style:family="text">
      <style:text-properties officeooo:rsid="01639228"/>
    </style:style>
    <style:style style:name="T136" style:family="text">
      <style:text-properties officeooo:rsid="016429af"/>
    </style:style>
    <style:style style:name="T137" style:family="text">
      <style:text-properties officeooo:rsid="01654bb3"/>
    </style:style>
    <style:style style:name="T138" style:family="text">
      <style:text-properties officeooo:rsid="01659ebf"/>
    </style:style>
    <style:style style:name="T139" style:family="text">
      <style:text-properties officeooo:rsid="0165c59f"/>
    </style:style>
    <style:style style:name="T140" style:family="text">
      <style:text-properties style:font-name="Liberation Mono" fo:font-size="14pt" fo:font-weight="bold" style:font-name-asian="Liberation Mono" style:font-size-asian="14pt" style:font-weight-asian="bold" style:font-name-complex="Liberation Mono" style:font-size-complex="14pt" style:font-weight-complex="bold"/>
    </style:style>
    <style:style style:name="T141" style:family="text">
      <style:text-properties style:font-name="Liberation Mono" style:font-name-asian="Liberation Mono" style:font-name-complex="Liberation Mono"/>
    </style:style>
    <style:style style:name="T142" style:family="text">
      <style:text-properties style:font-name="Liberation Mono" officeooo:rsid="0166d373" style:font-name-asian="Liberation Mono" style:font-name-complex="Liberation Mono"/>
    </style:style>
    <style:style style:name="T143" style:family="text">
      <style:text-properties style:font-name="Liberation Mono" officeooo:rsid="018fbbc9" style:font-name-asian="Liberation Mono" style:font-name-complex="Liberation Mono"/>
    </style:style>
    <style:style style:name="T144" style:family="text">
      <style:text-properties officeooo:rsid="016684fe"/>
    </style:style>
    <style:style style:name="T145" style:family="text">
      <style:text-properties officeooo:rsid="0166b33b"/>
    </style:style>
    <style:style style:name="T146" style:family="text">
      <style:text-properties officeooo:rsid="0166d373"/>
    </style:style>
    <style:style style:name="T147" style:family="text">
      <style:text-properties officeooo:rsid="0167ceda"/>
    </style:style>
    <style:style style:name="T148" style:family="text">
      <style:text-properties officeooo:rsid="01698e43"/>
    </style:style>
    <style:style style:name="T149" style:family="text">
      <style:text-properties officeooo:rsid="016a8396"/>
    </style:style>
    <style:style style:name="T150" style:family="text">
      <style:text-properties officeooo:rsid="016b11f1"/>
    </style:style>
    <style:style style:name="T151" style:family="text">
      <style:text-properties officeooo:rsid="016c99ba"/>
    </style:style>
    <style:style style:name="T152" style:family="text">
      <style:text-properties officeooo:rsid="016e9270"/>
    </style:style>
    <style:style style:name="T153" style:family="text">
      <style:text-properties officeooo:rsid="016f13df"/>
    </style:style>
    <style:style style:name="T154" style:family="text">
      <style:text-properties officeooo:rsid="016f7922"/>
    </style:style>
    <style:style style:name="T155" style:family="text">
      <style:text-properties officeooo:rsid="0170a8ba"/>
    </style:style>
    <style:style style:name="T156" style:family="text">
      <style:text-properties officeooo:rsid="0171f39f"/>
    </style:style>
    <style:style style:name="T157" style:family="text">
      <style:text-properties officeooo:rsid="0178cfd1"/>
    </style:style>
    <style:style style:name="T158" style:family="text">
      <style:text-properties officeooo:rsid="017a5f31"/>
    </style:style>
    <style:style style:name="T159" style:family="text">
      <style:text-properties officeooo:rsid="017a9bbf"/>
    </style:style>
    <style:style style:name="T160" style:family="text">
      <style:text-properties officeooo:rsid="017d4d89"/>
    </style:style>
    <style:style style:name="T161" style:family="text">
      <style:text-properties officeooo:rsid="017fb8f9"/>
    </style:style>
    <style:style style:name="T162" style:family="text">
      <style:text-properties officeooo:rsid="01854827"/>
    </style:style>
    <style:style style:name="T163" style:family="text">
      <style:text-properties officeooo:rsid="01859313"/>
    </style:style>
    <style:style style:name="T164" style:family="text">
      <style:text-properties officeooo:rsid="0185f851"/>
    </style:style>
    <style:style style:name="T165" style:family="text">
      <style:text-properties officeooo:rsid="0187b567"/>
    </style:style>
    <style:style style:name="T166" style:family="text">
      <style:text-properties officeooo:rsid="018a00be"/>
    </style:style>
    <style:style style:name="T167" style:family="text">
      <style:text-properties officeooo:rsid="018a3e75"/>
    </style:style>
    <style:style style:name="T168" style:family="text">
      <style:text-properties officeooo:rsid="018c2fe4"/>
    </style:style>
    <style:style style:name="T169" style:family="text">
      <style:text-properties officeooo:rsid="018fbbc9"/>
    </style:style>
    <style:style style:name="T170" style:family="text">
      <style:text-properties officeooo:rsid="019187c2"/>
    </style:style>
    <style:style style:name="T171" style:family="text">
      <style:text-properties officeooo:rsid="0192e1a9"/>
    </style:style>
    <style:style style:name="T172" style:family="text">
      <style:text-properties officeooo:rsid="01944816"/>
    </style:style>
    <style:style style:name="T173" style:family="text">
      <style:text-properties officeooo:rsid="0194a9a8"/>
    </style:style>
    <style:style style:name="T174" style:family="text">
      <style:text-properties officeooo:rsid="0194e39c"/>
    </style:style>
    <style:style style:name="T175" style:family="text">
      <style:text-properties officeooo:rsid="0195ce32"/>
    </style:style>
    <style:style style:name="T176" style:family="text">
      <style:text-properties officeooo:rsid="019688a1"/>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88in" draw:visible-area-height="1.20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80"><draw:frame draw:style-name="fr1" draw:name="Frame3" text:anchor-type="paragraph" svg:x="5.011in" svg:y="0.0008in" draw:z-index="1"><draw:text-box fo:min-height="0.1457in" fo:min-width="0.0161in"><text:p text:style-name="P19"><text:bookmark text:name="_1229237248"/></text:p></draw:text-box></draw:frame></text:p>
      <text:p text:style-name="P9"><draw:frame draw:style-name="fr2" draw:name="Frame1" text:anchor-type="paragraph" svg:x="0.0327in" svg:y="1.9in" svg:width="6.5055in" svg:height="5.9516in" draw:z-index="2"><draw:text-box><text:p text:style-name="P34">MWA Software</text:p><text:p text:style-name="P10"><text:span text:style-name="T3"><text:line-break/></text:span><text:span text:style-name="T5"><text:title>Firebird Server Management using IBX</text:title></text:span></text:p><text:p text:style-name="P4"/><text:p text:style-name="P4"><text:subject/></text:p><text:p text:style-name="P11"/></draw:text-box></draw:frame><draw:frame draw:style-name="fr3" draw:name="Frame2" text:anchor-type="paragraph" svg:y="8.311in" svg:width="6.5173in" svg:height="1.4173in" draw:z-index="0"><draw:text-box><text:p text:style-name="P279"><text:user-defined style:data-style-name="N0" text:name="IssueNo">Draft 0.9</text:user-defined>, </text:p><text:p text:style-name="P279"><text:span text:style-name="T171">Doc Ref: </text:span><text:span text:style-name="T171"><text:user-defined style:data-style-name="N0" text:name="Reference">MWA/IBX/SvrMgr</text:user-defined></text:span></text:p><text:p text:style-name="P8"><text:date style:data-style-name="N76" text:date-value="2018-02-08T15:58:27.421408197">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81"/>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2">Disclaimer</text:p>
      <text:p text:style-name="P2"/>
      <text:p text:style-name="P29"><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1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23">1 <text:s/>Introduction<text:tab/>1</text:p>
          <text:p text:style-name="P225">1.1 <text:s/>References<text:tab/>2</text:p>
          <text:p text:style-name="P223">2 <text:s/>Firebird Security<text:tab/>5</text:p>
          <text:p text:style-name="P225">2.1 <text:s/>Overview<text:tab/>5</text:p>
          <text:p text:style-name="P225">2.2 <text:s/>Reliance on File System Security<text:tab/>8</text:p>
          <text:p text:style-name="P225">2.3 <text:s/>Database Encryption<text:tab/>9</text:p>
          <text:p text:style-name="P225">2.4 <text:s/>Firebird Users and User Authentication<text:tab/>9</text:p>
          <text:p text:style-name="P224">2.4.1 <text:s/>The Firebird Security Database<text:tab/>9</text:p>
          <text:p text:style-name="P226">2.4.1.1 Security Database Configuration<text:tab/>10</text:p>
          <text:p text:style-name="P226">2.4.1.2 Creating a Firebird Security Database<text:tab/>10</text:p>
          <text:p text:style-name="P226">2.4.1.3 The Firebird 3 Default Security Database<text:tab/>11</text:p>
          <text:p text:style-name="P226">2.4.1.4 Firebird 3 Alternative Security Databases<text:tab/>12</text:p>
          <text:p text:style-name="P226">2.4.1.5 Alternative Security Databases and the Services API<text:tab/>13</text:p>
          <text:p text:style-name="P226">2.4.1.6 Encryption of the Security Database<text:tab/>14</text:p>
          <text:p text:style-name="P224">2.4.2 <text:s/>Authentication<text:tab/>14</text:p>
          <text:p text:style-name="P226">2.4.2.1 Legacy Authentication<text:tab/>14</text:p>
          <text:p text:style-name="P226">2.4.2.2 Secure Remote Password (SRP)<text:tab/>15</text:p>
          <text:p text:style-name="P226">2.4.2.3 Win_Sspi<text:tab/>17</text:p>
          <text:p text:style-name="P226">2.4.2.4 SSL/TLS<text:tab/>18</text:p>
          <text:p text:style-name="P226">2.4.2.5 Summary<text:tab/>19</text:p>
          <text:p text:style-name="P224">2.4.3 <text:s/>User Management<text:tab/>19</text:p>
          <text:p text:style-name="P226">2.4.3.1 Firebird 2.1 and Earlier<text:tab/>19</text:p>
          <text:p text:style-name="P226">2.4.3.2 Firebird 2.5<text:tab/>20</text:p>
          <text:p text:style-name="P226">2.4.3.3 Firebird 3<text:tab/>21</text:p>
          <text:p text:style-name="P224">2.4.4 <text:s/>Mapping Users between Security Contexts<text:tab/>22</text:p>
          <text:p text:style-name="P225">2.5 <text:s/>Roles<text:tab/>23</text:p>
          <text:p text:style-name="P224">2.5.1 <text:s/>Creating a Role<text:tab/>24</text:p>
          <text:p text:style-name="P224">2.5.2 <text:s/>Users and Roles<text:tab/>24</text:p>
          <text:p text:style-name="P224">2.5.3 <text:s/>The RDB$ADMIN role<text:tab/>24</text:p>
          <text:p text:style-name="P226">2.5.3.1 With Trusted Authentication<text:tab/>24</text:p>
          <text:p text:style-name="P226">2.5.3.2 Use with the Security Database<text:tab/>25</text:p>
          <text:p text:style-name="P226">2.5.3.3 RDB$ADMIN and the Services API<text:tab/>25</text:p>
          <text:p text:style-name="P224">2.5.4 <text:s/>Assuming a Role<text:tab/>25</text:p>
          <text:p text:style-name="P224">2.5.5 <text:s/>The Trusted Role<text:tab/>25</text:p>
          <text:p text:style-name="P225">2.6 <text:s/>Access Rights<text:tab/>25</text:p>
          <text:p text:style-name="P224">2.6.1 <text:s/>Access Rights to Database Objects<text:tab/>26</text:p>
          <text:p text:style-name="P226">2.6.1.1 Stored Procedures and Triggers<text:tab/>27</text:p>
          <text:p text:style-name="P224">2.6.2 <text:s/>User Privileges for Metadata Changes<text:tab/>28</text:p>
          <text:p text:style-name="P224">2.6.3 <text:s/>Stale Access Rights<text:tab/>29</text:p>
          <text:p text:style-name="P225">2.7 <text:s/>Summary<text:tab/>29</text:p>
          <text:p text:style-name="P223">3 <text:s/>Using the IBX Services API for Database Administration<text:tab/>31</text:p>
          <text:p text:style-name="P223">4 <text:s/>Firebird 3 User Management and IBX<text:tab/>33</text:p>
        </text:index-body>
      </text:table-of-content>
      <text:p text:style-name="P20"/>
      <text:h text:style-name="P317"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perform Firebird Server Management and especially Firebird users and their access rights to Firebird Databases.</text:span></text:p>
      <text:p text:style-name="P297">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06"><text:span text:style-name="T172">Prior</text:span> to Firebird 3, <text:span text:style-name="T85">there was a single (global) security database (containing user credentials) per server</text:span>. Many access rights were implicit (e.g. creating tables or even whole databases) and the granting and revoking of access rights was performed using DDL statements.</text:p>
      <text:p text:style-name="P106">Firebird 3 has improved upon this by:</text:p>
      <text:list xml:id="list6321472838747608484" text:style-name="L1">
        <text:list-item>
          <text:p text:style-name="P282">Permitting User Management to be performed using a combination of virtual tables and DDL Statements.</text:p>
        </text:list-item>
        <text:list-item>
          <text:p text:style-name="P282">Supporting alternative security databases on a per database basis.</text:p>
        </text:list-item>
        <text:list-item>
          <text:p text:style-name="P282">Allowing all access rights to be explicitly managed through DDL statements.</text:p>
        </text:list-item>
      </text:list>
      <text:p text:style-name="P298">However, use of the Services API is now deprecated in favour of User Management via a database connection. <text:span text:style-name="T12">For legacy support, the Services API is still available for User Management. However, it is limited to the global security database.</text:span></text:p>
      <text:p text:style-name="P106">Through the IBServices unit <text:span text:style-name="T172">and the TIBSecurityService</text:span>, IBX made available access to the Firebird Services API and hence could support User Management applications. This functionality continues to be available.</text:p>
      <text:p text:style-name="P106"><text:soft-page-break/>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p text:style-name="P107">The <text:span text:style-name="T9">IBX for Lazarus</text:span> source code provides examples for both legacy and Firebird 3 User Management. This guide supports these examples and attempts to:</text:p>
      <text:list xml:id="list2758189413115910818" text:style-name="L2">
        <text:list-item>
          <text:p text:style-name="P283">How IBX is used to support legacy User Management through the Services API, <text:span text:style-name="T172">alongside other Server Management activities</text:span>.</text:p>
        </text:list-item>
        <text:list-item>
          <text:p text:style-name="P283">How IBX is used to support Firebird 3 User Management and the assignment of extended Access Rights</text:p>
        </text:list-item>
      </text:list>
      <text:p text:style-name="P298">In order to understand what User Management actually means in Firebird and how it and other aspects of Server Management relate to Firebird Security, this guide starts with a primer on Firebird Security.</text:p>
      <text:h text:style-name="P318" text:outline-level="2">References</text:h>
      <text:list xml:id="list506971191921994419" text:style-name="L3">
        <text:list-item>
          <text:p text:style-name="P238">IBX for Lazarus User Guide -MWA Software – Issue 1.<text:span text:style-name="T172">5</text:span><text:line-break/>https://mwasoftware.co.uk/downloads/send/5-ibx-current/147-ibx4lazarusguide</text:p>
        </text:list-item>
        <text:list-item>
          <text:p text:style-name="P238"><text:bookmark-start text:name="__RefNumPara__12424_1530721698"/>Firebird 3.0.2 Release Notes<text:line-break/> <text:a xlink:type="simple" xlink:href="https://www.firebirdsql.org/file/documentation/release_notes/html/en/3_0/rlsnotes30.html" text:style-name="Internet_20_link" text:visited-style-name="Visited_20_Internet_20_Link">https://www.firebirdsql.org/file/documentation/release_notes/html/en/3_0/rlsnotes30.html</text:a><text:bookmark-end text:name="__RefNumPara__12424_1530721698"/></text:p>
        </text:list-item>
        <text:list-item>
          <text:p text:style-name="P239"><text:bookmark-start text:name="__RefNumPara__12158_1530721698"/>Firebird 2.0.7 Releas<text:span text:style-name="T8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39"><text:bookmark-start text:name="__RefNumPara__1207_1530645906"/>Firebird 2.1.7 Releas<text:span text:style-name="T8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39"><text:bookmark-start text:name="__RefNumPara__1515_1530645906"/>Firebird 2.5.8 Release Notes<text:line-break/><text:a xlink:type="simple" xlink:href="https://www.firebirdsql.org/file/documentation/release_notes/html/en/2_5/rlsnotes25.html" text:style-name="Internet_20_link" text:visited-style-name="Visited_20_Internet_20_Link">https://www.firebirdsql.org/file/documentation/release_notes/html/en/2_5/rlsnotes25.html</text:a><text:bookmark-end text:name="__RefNumPara__1515_1530645906"/></text:p>
        </text:list-item>
        <text:list-item>
          <text:p text:style-name="P240"><text:bookmark-start text:name="__RefNumPara__13452_1530721698"/><text:span text:style-name="T81">Firebird 2.5 </text:span>Language Reference Update<text:line-break/><text:a xlink:type="simple" xlink:href="https://www.firebirdsql.org/refdocs/langrefupd25.html" text:style-name="Internet_20_link" text:visited-style-name="Visited_20_Internet_20_Link"><text:span text:style-name="T81">https://www.firebirdsql.org/refdocs/langrefupd25.html</text:span></text:a><text:bookmark-end text:name="__RefNumPara__13452_1530721698"/></text:p>
        </text:list-item>
        <text:list-item>
          <text:p text:style-name="P241"><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43"><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37"><text:bookmark-start text:name="__RefNumPara__989_1530645906"/><text:span text:style-name="T88">US </text:span>Department Of Defense Trusted Computer System Evaluation Criteria- DoD 5200.28-STD – December 1985<text:bookmark-end text:name="__RefNumPara__989_1530645906"/></text:p>
        </text:list-item>
        <text:list-item>
          <text:p text:style-name="P244"><text:bookmark-start text:name="__RefNumPara__3633_1528818321"/>RFC 2945 The SRP Authentication and Key Exchange System, September 2000.<text:bookmark-end text:name="__RefNumPara__3633_1528818321"/></text:p>
        </text:list-item>
        <text:list-item>
          <text:p text:style-name="P245"><text:bookmark-start text:name="__RefNumPara__12307_1312119531"/><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38">http://srp.stanford.edu/srp6.ps</text:span></text:a>. <text:span text:style-name="T137">See also: </text:span><text:a xlink:type="simple" xlink:href="http://srp.stanford.edu/design.html" text:style-name="Internet_20_link" text:visited-style-name="Visited_20_Internet_20_Link"><text:span text:style-name="T137">http://srp.stanford.edu/design.html</text:span></text:a><text:bookmark-end text:name="__RefNumPara__12307_1312119531"/></text:p>
        </text:list-item>
        <text:list-item>
          <text:p text:style-name="P246"><text:bookmark-start text:name="__RefNumPara__3771_1528818321"/><text:soft-page-break/>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48"><text:bookmark-start text:name="__RefNumPara__5939_1528818321"/>RFC 5054 Using the Secure Remote Password (SRP) Protocol for TLS Authentication, November 2007.<text:bookmark-end text:name="__RefNumPara__5939_1528818321"/></text:p>
        </text:list-item>
        <text:list-item>
          <text:p text:style-name="P249"><text:bookmark-start text:name="__RefNumPara__11059_1312119531"/>ISO/IEC 27001 Information technology — Security techniques — Information security management systems — Requirements<text:bookmark-end text:name="__RefNumPara__11059_1312119531"/></text:p>
        </text:list-item>
        <text:list-item>
          <text:p text:style-name="P250"><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316" text:outline-level="1"><text:line-break/><text:span text:style-name="T14">Firebird Security</text:span></text:h>
      <text:p text:style-name="P77">Before discussing how IBX for Lazarus can be used to manage Firebird users <text:span text:style-name="T170">and perform other Database Administration Tasks</text:span>, it is useful to have an appreciation of Firebird Security. The aim of this section is to present an understanding of how Firebird Databases are Secured. <text:span text:style-name="T173">At the time of writing there is no freely available guide to Firebird Security. </text:span>This sections collects together information from many sources including Release Notes for different versions of Firebird.</text:p>
      <text:p text:style-name="P84">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text:span text:style-name="T173">analysis, </text:span>verification and testing in order to verify that those mechanism perform their intended task and that any assumptions are valid and appropriate. Those seriously interested in information security may also wish to read ISO 27005 <text:span text:style-name="T40">[</text:span><text:span text:style-name="T40"><text:bookmark-ref text:reference-format="number" text:ref-name="__RefNumPara__11059_1312119531">14</text:bookmark-ref></text:span><text:span text:style-name="T40">]</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54">Note: throughout this section, endnotes are used to clarify various statements and to provide source references, <text:span text:style-name="T88">in addition to direct references to documents. Direct references are in bold and enclosed in square brackets, while superscripts are used for endnotes.</text:span></text:p>
      <text:h text:style-name="P319" text:outline-level="2">Overview</text:h>
      <text:p text:style-name="P45"><text:span text:style-name="T105">In order to protect sensitive user data </text:span>Firebird implements a form of Discretionary Access Control (DAC) <text:span text:style-name="T86">which</text:span> <text:span text:style-name="T101">itself </text:span>has been “defined by the Trusted Computer System Evaluation Criteria <text:span text:style-name="T41">[</text:span><text:span text:style-name="T41"><text:bookmark-ref text:reference-format="number" text:ref-name="__RefNumPara__989_1530645906">9</text:bookmark-ref></text:span><text:span text:style-name="T41">]</text:span> <text:span text:style-name="T8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87"> </text:span></text:p>
      <text:p text:style-name="P54"><text:soft-page-break/><text:span text:style-name="T88">These criteria require both “an enforcement mechanism </text:span>(e.g., self/group/public controls, access control lists)” <text:span text:style-name="T88">and require users both to identify themselves and to “</text:span>use a protected mechanism (e.g., passwords) to authenticate the user's identity. The TCB shall protect authentication data so that it cannot be accessed by any unauthorized user.”</text:p>
      <text:p text:style-name="P214">Protecting User Data</text:p>
      <text:p text:style-name="P55">Both the need to provide an “enforcement mechanism” and to “protect authentication” data demand at least either:</text:p>
      <text:list xml:id="list2310825599384475633" text:style-name="L4">
        <text:list-item>
          <text:p text:style-name="P251"><text:span text:style-name="T105">that </text:span>Firebird Servers rely upon <text:span text:style-name="T105">physical access controls and </text:span>the Host File System to protect local access to databases, <text:span text:style-name="T105">or</text:span></text:p>
        </text:list-item>
        <text:list-item>
          <text:p text:style-name="P253">Firebird databases and authentication data is encrypted such that they are only available to authorised users.</text:p>
        </text:list-item>
      </text:list>
      <text:p text:style-name="P56">That latter approach is appropriate for unsecured servers, such as cloud servers while, the former, may be appropriate when the database server is housed in a secure environment managed by the data owner. </text:p>
      <text:p text:style-name="Highlighted"><text:span text:style-name="T132">Note: </text:span>In either case, there is still a vulnerability to data loss whether through malicious action or system failure that needs to be countered through backups and other copies of the database being held at physically separate locations.</text:p>
      <text:p text:style-name="P214">Access Modes</text:p>
      <text:p text:style-name="P57">Firebird Servers provide two modes of user access to data:</text:p>
      <text:list xml:id="list4775554515449663126" text:style-name="L5">
        <text:list-item>
          <text:p text:style-name="P242">Embedded: where the server runs as part of the user process, and</text:p>
        </text:list-item>
        <text:list-item>
          <text:p text:style-name="P242">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57">Embedded mode has been supported by Firebird since release 1.5 <text:span text:style-name="T40">[</text:span><text:span text:style-name="T40"><text:bookmark-ref text:reference-format="number" text:ref-name="__RefNumPara__1515_1528818321">7</text:bookmark-ref></text:span><text:span text:style-name="T40">]</text:span><text:span text:style-name="T52">, although a similar capability could be found in some earlier versions of InterBase. </text:span><text:span text:style-name="T59">In embedded mode, the server gives the user full access to any database that it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68">data</text:span><text:span text:style-name="T59"> access controls if file permissions are not set appropriately.</text:span></text:p>
      <text:p text:style-name="P214">Remote Access</text:p>
      <text:p text:style-name="P121">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32">enforcible</text:span> in embedded mode. <text:span text:style-name="T105">From Firebird 3 onwards, Firebird also supports “over the write encryption” in support of remote access to user data where the communications path is vulnerable to attack</text:span><text:span text:style-name="T105"><text:note text:id="ftn1" text:note-class="endnote"><text:note-citation>1</text:note-citation><text:note-body><text:p text:style-name="P191">This is described in the section “Security-&gt;Over the Wire Connection Encryption” in the <text:bookmark-ref text:reference-format="text" text:ref-name="__RefNumPara__12424_1530721698">Firebird 3.0.2 Release Notes  https://www.firebirdsql.org/file/documentation/release_notes/html/en/3_0/rlsnotes30.html</text:bookmark-ref>. <text:s/>Note that an external “plugin” is used which permits extension to encryption algorithms other than the default ARC4. A<text:span text:style-name="T132">n emphemeral</text:span> session key needs also to be agreed and this is usually a function of the user authentication mechanism.</text:p></text:note-body></text:note></text:span><text:span text:style-name="T105">. In this context, Remote Access can also include local communication between a client and a server using IPC or loopback connections.</text:span></text:p>
      <text:p text:style-name="P123">The Firebird Server provides remote access while running in SuperServer, SuperClassic or Classic mode. The release notes <text:span text:style-name="T40">[</text:span><text:span text:style-name="T40"><text:bookmark-ref text:reference-format="number" text:ref-name="__RefNumPara__12424_1530721698">2</text:bookmark-ref></text:span><text:span text:style-name="T40">]</text:span><text:span text:style-name="T52"> describe each of these modes. However, for reasons due to </text:span><text:soft-page-break/><text:span text:style-name="T52">conflicting locking strategies, the SuperServer mode should be avoided if concurrent use of embedded and remote access is deployed.</text:span></text:p>
      <text:p text:style-name="P113">The Firebird Server also provides two independent APIs for Remote Access. These are:</text:p>
      <text:list xml:id="list4355084578158544821" text:style-name="L6">
        <text:list-item>
          <text:p text:style-name="P284">The Services API: used to perform administrative tasks including User Management, Backup and Restore, Statistics collection, etc.</text:p>
        </text:list-item>
        <text:list-item>
          <text:p text:style-name="P284">The Database API: used to support connections to databases using SQL.</text:p>
        </text:list-item>
      </text:list>
      <text:p text:style-name="P178">In Firebird <text:span text:style-name="T106">Remote Access Mode, Discretionary Access Rights are enforced such that</text:span>:</text:p>
      <text:list xml:id="list6213075456756194248" text:style-name="L7">
        <text:list-item>
          <text:p text:style-name="P254">The objects <text:span text:style-name="T106">to which access is controlled</text:span> are items such as a Database Table and its data, and Stored Procedures.</text:p>
        </text:list-item>
        <text:list-item>
          <text:p text:style-name="P254">The subjects include Firebird “users” as well as “objects” taking on the role of a subject (e.g. Stored Procedures <text:span text:style-name="T50">and Triggers</text:span>).</text:p>
        </text:list-item>
        <text:list-item>
          <text:p text:style-name="P254">The groups <text:span text:style-name="T88">(or access control lists) </text:span>correspond to SQL Roles. <text:span text:style-name="T50">There is also special group called 'PUBLIC' that all users implicitly belong to.</text:span></text:p>
        </text:list-item>
        <text:list-item>
          <text:p text:style-name="P254">The access rights themselves include the rights to access and change database data and/or metadata<text:note text:id="ftn2" text:note-class="endnote"><text:note-citation>2</text:note-citation><text:note-body><text:p text:style-name="P191">Metadata access controls where introduced in Firebird 3. Prior releases allowed any user to create an object, whilst limiting changes to an object's owner <text:span text:style-name="T132">or a “superuser”</text:span>.</text:p></text:note-body></text:note>.</text:p>
        </text:list-item>
        <text:list-item>
          <text:p text:style-name="P255">All Firebird objects have an “owner” - a Firebird user – and which is able to grant subject access rights on the object. <text:span text:style-name="T50">However, the permission to grant rights can also be passed on to other users.</text:span></text:p>
        </text:list-item>
      </text:list>
      <text:p text:style-name="P215">Firebird Users <text:span text:style-name="T107">and Roles</text:span></text:p>
      <text:p text:style-name="P58"><text:span text:style-name="T107">In Remote Access Mode, e</text:span>ach Firebird user is identified through a unique login “UserName” <text:span text:style-name="T89">(limited to 31 characters and constrained to the same character set as an SQL Identifier) </text:span>and <text:span text:style-name="T107">who must be authenticated (logged on) when a connection is established to the database or to the Services API. Firebird also includes to notion of a “SuperUser”. That is a user that has full access rights to all objects. Firebird calls this user “SYSDBA”.</text:span></text:p>
      <text:p text:style-name="P60">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60">In general, this should be preferred to granting rights to individual users as it can greatly simplify database administration and reduces the risk of individual users keeping access rights that are inappropriate for their current use of the database.</text:p>
      <text:p text:style-name="P122">Firebird 2.5 introduce<text:span text:style-name="T133">s</text:span> a built-in role “RDB$ADMIN” <text:span text:style-name="T43">[</text:span><text:span text:style-name="T43"><text:bookmark-ref text:reference-format="number" text:ref-name="__RefNumPara__1515_1530645906">5</text:bookmark-ref></text:span><text:span text:style-name="T43">]</text:span>. A user granted this role <text:span text:style-name="T90">at the database level</text:span> has SuperUser rights to all objects in that database. <text:span text:style-name="T90">A</text:span> user <text:span text:style-name="T90">may also</text:span> be granted <text:span text:style-name="T90">this role at the server level and hence have the privilege to manage user accounts.</text:span><text:span text:style-name="T90"><text:note text:id="ftn3" text:note-class="endnote"><text:note-citation>3</text:note-citation><text:note-body><text:p text:style-name="P195"><text:span text:style-name="T90">The Firebird 2.5 release notes describe the RDB$ADMIN role as something that can be granted to a user <text:s/>on a per database basis and/or to the security database. At the database level, it is granted the same as any other role using a GRANT DDL statement (e.g. GRANT RDB$ADMIN TO ALICE). However, an entirely different syntax is used for the security database (e.g. ALTER USER ALICE GRANT ADMIN ROLE”). See </text:span>RDB$ADMIN Role <text:span text:style-name="T91">in </text:span><text:span text:style-name="T91"><text:bookmark-ref text:reference-format="text" text:ref-name="__RefNumPara__1515_1530645906">Firebird 2.5.8 Release Notes https://www.firebirdsql.org/file/documentation/release_notes/html/en/2_5/rlsnotes25.html</text:bookmark-ref></text:span></text:p></text:note-body></text:note></text:span></text:p>
      <text:p text:style-name="P216">Access Rights</text:p>
      <text:p text:style-name="P53">Access Rights on objects are granted to subjects/groups using DDL Grant and Revoke statements <text:span text:style-name="T50">on a per database basis</text:span>. <text:span text:style-name="T108">Access rights can only be granted when a user is (a) logged on to a </text:span><text:soft-page-break/><text:span text:style-name="T108">database and (b) is the object owner or has been given permission by the object owner to grant the right, or is the SYSDBA.</text:span></text:p>
      <text:p text:style-name="P150">For example:</text:p>
      <text:p text:style-name="P165">Grant Select on MyTable to Alice;</text:p>
      <text:p text:style-name="P108">grants the “Select” access right to a user called “Alice” to a table called “MyTable”. The select access right allows Alice read access to the data stored in MyTable.</text:p>
      <text:p text:style-name="P151">Note: DDL statements cannot have placeholder parameters and while they can be executed by TIBSQL, the SQL statement has to be formatted and assigned to the component each time it is used.</text:p>
      <text:p text:style-name="P108">Prior to Firebird 3, access rights <text:span text:style-name="T15">to metadata were implicit and permissive</text:span><text:span text:style-name="T15"><text:note text:id="ftn4" text:note-class="endnote"><text:note-citation>4</text:note-citation><text:note-body><text:p text:style-name="P179">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2 Release Notes  https://www.firebirdsql.org/file/documentation/release_notes/html/en/3_0/rlsnotes30.html</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20" text:outline-level="2">Reliance on File System Security</text:h>
      <text:p text:style-name="P61">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02">for an unauthorised user to</text:span>:</text:p>
      <text:list xml:id="list4094537964318698339" text:style-name="L8">
        <text:list-item>
          <text:p text:style-name="P252">Copy a Database and read its data on another system with a Firebird Server.</text:p>
        </text:list-item>
        <text:list-item>
          <text:p text:style-name="P252">Modif<text:span text:style-name="T108">y</text:span> or delet<text:span text:style-name="T108">e</text:span> a database <text:span text:style-name="T9">in situ</text:span>.</text:p>
        </text:list-item>
      </text:list>
      <text:p text:style-name="P50">Assuming that the File System controls are themselves good, provide Discretionary Access Controls <text:span text:style-name="T108">(for a multi-user environment)</text:span>, and are resistant to attack, these potential vulnerabilities can be mitigated by <text:span text:style-name="T102">the following</text:span>:</text:p>
      <text:list xml:id="list2260911016015654624" text:style-name="L9">
        <text:list-item>
          <text:p text:style-name="P256">Creating an O<text:span text:style-name="T108">perating </text:span>S<text:span text:style-name="T108">ystem</text:span> User Account dedicated to the Firebird Server (e.g. under Linux, this is typically the “no-login” account “firebird”<text:span text:style-name="T108">), and that this account </text:span>also “owns” all Firebird configuration files and databases.</text:p>
        </text:list-item>
        <text:list-item>
          <text:p text:style-name="P257"><text:span text:style-name="T108">Running t</text:span>he Firebird Server under <text:span text:style-name="T108">the “firebird”</text:span> account.</text:p>
        </text:list-item>
        <text:list-item>
          <text:p text:style-name="P257"><text:span text:style-name="T108">Ensuring that t</text:span>he Firebird configuration files are writeable only by the “firebird” user (or an authorised System Administrator).</text:p>
        </text:list-item>
        <text:list-item>
          <text:p text:style-name="P257">All Firebird databases <text:span text:style-name="T133">and authentication data </text:span>are readable and writeable only by the “firebird” user.</text:p>
        </text:list-item>
        <text:list-item>
          <text:p text:style-name="P258"><text:bookmark-start text:name="__RefNumPara__2249_596089379"/><text:span text:style-name="T103">The File System settings for all directories in t</text:span>he file system path to <text:span text:style-name="T102">each </text:span>Firebird configuration file <text:span text:style-name="T103">and database must not permit the creation, modification or deletion of files or sub-directories by unauthorised users.</text:span><text:span text:style-name="T103"><text:note text:id="ftn5" text:note-class="endnote"><text:note-citation>5</text:note-citation><text:note-body><text:p text:style-name="P189">This is an often overlooked aspect of file system security. If the file system path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ext:soft-page-break/>The Firebird configuration file “firebird.conf” has a “<text:span text:style-name="T104">Database</text:span>Access” setting that <text:span text:style-name="T104">can </text:span>limit where Firebird databases may be located. This should be used to limit these locations such that the Database Administrator has ensure that <text:span text:style-name="T104">they are compliant with item </text:span><text:span text:style-name="T104"><text:bookmark-ref text:reference-format="number" text:ref-name="__RefNumPara__2249_596089379">5</text:bookmark-ref></text:span><text:span text:style-name="T104"> above. This avoids the risk of users creating databases in vulnerable locations.</text:span></text:p>
      <text:p text:style-name="P52">Indeed, some may want to go further and set “DatabaseAccess = None” <text:span text:style-name="T109">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90">Prior to Firebird 3, this file was called “aliases.conf”.</text:p></text:note-body></text:note>. This can also be used to hide database file system locations – as long as the “databases.conf” file is not readable by unauthorised users.</text:p>
      <text:h text:style-name="P321" text:outline-level="2">Database Encryption</text:h>
      <text:p text:style-name="P62"><text:span text:style-name="T109">A </text:span>Database Encryption <text:span text:style-name="T109">capability </text:span>was introduced in Firebird 3 and is potentially useful in situations where a database cannot be fully protected from unauthorised access, such as on a “cloud server”, or just as an extra level of security where sensitive data is concerned.</text:p>
      <text:p text:style-name="P63">The “capability” is to support a “plugin” that may be used to encrypt or decrypt a database. There is no default database encryption plugin, although third party plugins are <text:span text:style-name="T131">becoming </text:span>available.</text:p>
      <text:p text:style-name="P63">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0">d</text:span> server. Instead, it must be communicated when the user logs on.</text:p>
      <text:p text:style-name="P76">In turn, this demands that the client is able to authenticate the server, <text:span text:style-name="T173">prior to passing the encryption key,</text:span> and that <text:span text:style-name="T173">the </text:span>database encryption key is protected when it is communicated to the server (e.g. by over the wire encryption).</text:p>
      <text:p text:style-name="P157">Note: if the client has no means of authenticating the server <text:span text:style-name="T173">prior to passing it the encryption key,</text:span>, then an attacker may be able to masquerade as a genuine server and solicit the database encryption key from an unsuspecting client.</text:p>
      <text:p text:style-name="P132">A “KeyHolder” plugin capability also exists to support database encryption key exchange from client to server.</text:p>
      <text:h text:style-name="P322" text:outline-level="2">Firebird Users and User Authentication</text:h>
      <text:p text:style-name="P64">A key requirement for Remote Access to Firebird Databases is that there <text:span text:style-name="T134">must exist</text:span> a means to identify and authenticate remote users. </text:p>
      <text:p text:style-name="P64">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A Database Administrator can select the plugin(s) that are permitted to authenticate users via the “AuthServer” setting in the “firebird.conf” file. Those which are client may use to request authentication by are likewise enumerated in the “AuthClient” setting.</text:p>
      <text:p text:style-name="P64">When user authentication is performed by the plugin itself, there needs to be a means of <text:span text:style-name="T111">securely storing user authentication data on the server. A common means of storing such data is provided by the Firebird Security Database.</text:span></text:p>
      <text:h text:style-name="Heading_20_3" text:outline-level="3"><text:soft-page-break/>The Firebird Security Database</text:h>
      <text:p text:style-name="P35">Prior to Firebird 3, each Firebird Server maintain<text:span text:style-name="T50">ed</text:span> <text:span text:style-name="T111">a single local</text:span> security database – <text:span text:style-name="T134">now known as the “default security database”</text:span>. <text:span text:style-name="T91">This </text:span>security database is a normal Firebird Database <text:span text:style-name="T111">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11"><text:note text:id="ftn7" text:note-class="endnote"><text:note-citation>7</text:note-citation><text:note-body><text:p text:style-name="P180">It should be recalled that a major DAC requirement is that “The TCB shall protect authentication data so that it cannot be accessed by any unauthorized user”. <text:span text:style-name="T134">I</text:span>t is very easy to overlook the importance of protecting the security database and, <text:span text:style-name="T111">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92">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exposed user credentials which, in turn, became vulnerable to a brute force attack on the password hashes stored in the database</text:span><text:span text:style-name="T31"><text:note text:id="ftn8" text:note-class="endnote"><text:note-citation>8</text:note-citation><text:note-body><text:p text:style-name="P194"><text:span text:style-name="T89">Firebird's vulnerability to brute force attacks has been significantly reduced over successive releases. For a discussion of this subject see the “</text:span>Details of the Security Changes in Firebird 2” <text:span text:style-name="T89">in the </text:span><text:span text:style-name="T8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9</text:note-citation><text:note-body><text:p text:style-name="P181"><text:span text:style-name="T92">This subject is discussed at length in the release notes. See section “</text:span><text:bookmark text:name="sec-dtl"/>Details of the Security Changes in Firebird 2.0” <text:span text:style-name="T92">in </text:span><text:span text:style-name="T92"><text:bookmark-ref text:reference-format="text" text:ref-name="__RefNumPara__12158_1530721698">Firebird 2.0.7 Release Notes https://www.firebirdsql.org/file/documentation/release_notes/html/rlsnotes207.html</text:bookmark-ref></text:span><text:span text:style-name="T92">.</text:span></text:p></text:note-body></text:note></text:span></text:p>
      <text:p text:style-name="P78">In Firebird 3:</text:p>
      <text:list xml:id="list2355845554160408667" text:style-name="L10">
        <text:list-item>
          <text:p text:style-name="P259">the plugin architecture allows for multiple user authentication mechanism<text:span text:style-name="T134">s</text:span> and each can save its authentication data in its own tables in a Firebird Security Database.</text:p>
        </text:list-item>
        <text:list-item>
          <text:p text:style-name="P261"><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262"><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0</text:note-citation><text:note-body><text:p text:style-name="P196"><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2 Release Notes  https://www.firebirdsql.org/file/documentation/release_notes/html/en/3_0/rlsnotes30.html</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1</text:note-citation><text:note-body><text:p text:style-name="P197">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text:p></text:note-body></text:note></text:span></text:p>
        </text:list-item>
      </text:list>
      <text:p text:style-name="P65"><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is necessary to create alternative security databases.</text:span><text:span text:style-name="T17"> </text:span><text:span text:style-name="T18">This restored capability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307" text:outline-level="4">Security Database Configuration</text:h>
      <text:p text:style-name="P123">Prior to Firebird 3, the location of the security database was compiled into the server. In Firebird 3, the location is configurable.</text:p>
      <text:p text:style-name="P120">The default configuration for the security database in Firebird 3 is split between “firebird.conf” and “databases.conf”:</text:p>
      <text:list xml:id="list4741295224721365849" text:style-name="L11">
        <text:list-item>
          <text:p text:style-name="P286">In “firebird.conf”, the “SecurityDatabase” setting is configured with the path to the “default security database”.</text:p>
        </text:list-item>
        <text:list-item>
          <text:p text:style-name="P286">In “databases.conf”. The alias “security.db” is assigned to the database and its local configuration setting<text:span text:style-name="T134">s</text:span> include “RemoteAccess = false”. This setting prevents remote access. <text:span text:style-name="T134">F</text:span>ile system settings <text:span text:style-name="T134">should </text:span>limit access to authorised users only, <text:span text:style-name="T134">and </text:span>only a System Administrator should have embedded access.</text:p>
        </text:list-item>
      </text:list>
      <text:p text:style-name="P155"><text:soft-page-break/><text:span text:style-name="T112">Note: </text:span>The “RemoteAccess” setting is generally useful <text:span text:style-name="T112">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97">Security </text:span>Database</text:h>
      <text:p text:style-name="P37">Prior to Firebird 3, there was only a single Firebird Security Database and this was normally provided as part of the initial set of files <text:span text:style-name="T134">when the server was installed</text:span>. The location differed between platforms and OS distributions but the installed file was the same and included <text:span text:style-name="T112">the RSB$USERS table with</text:span> a single initial (super) user “SYSDBA” and a default password “masterkey”. It was up to the Database Administrator <text:span text:style-name="T51">(DBA)</text:span> to change the SYSDBA password to something less well known and the create other users.</text:p>
      <text:h text:style-name="P308" text:outline-level="4">The Firebird 3 Default Security Database</text:h>
      <text:p text:style-name="P66">With Firebird 3, <text:span text:style-name="T112">such a simple strategy is no longer possible given that many different plugins could be available for user authentication. D</text:span>ifferent installers may take different strategies. Some may continue to provide a prepared version of the <text:span text:style-name="T78">default </text:span>security database with the SYSDBA user and a default password <text:span text:style-name="T112">and set up for the default authentication plugin</text:span>. </text:p>
      <text:p text:style-name="P66">However, some may do no more than install an empty security database and leave it to the DBA to <text:span text:style-name="T112">select the user authentication mechanism and </text:span>create the SYSDBA user with an appropriate password. In many ways, this is better than installing the security database with a very well known password, <text:span text:style-name="T112">and which includes the risk of being left in place if the DBA installs an alternative <text:s/>preferred user authentication plugin without fully disabling the default.</text:span></text:p>
      <text:p text:style-name="P66"><text:span text:style-name="T112">T</text:span>he “CREATE USER” DDL statement <text:span text:style-name="T78">(introduced in Firebird 3) also </text:span>makes it straightforward for the DBA to create the SYSDBA user <text:span text:style-name="T92">even when the security database is empty</text:span>. The process is described in the Firebird 3 release notes <text:span text:style-name="T40">[</text:span><text:span text:style-name="T40"><text:bookmark-ref text:reference-format="number" text:ref-name="__RefNumPara__12424_1530721698">2</text:bookmark-ref></text:span><text:span text:style-name="T40">]</text:span><text:span text:style-name="T52">:</text:span></text:p>
      <text:p text:style-name="Quoted"><text:span text:style-name="T52">Initialization is performed in embedded mode using the </text:span><text:span text:style-name="Emphasis"><text:span text:style-name="T52">isql</text:span></text:span><text:span text:style-name="T52">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2">isql</text:span></text:span><text:span text:style-name="T52">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3817392722360016932" text:style-name="L12">
        <text:list-item>
          <text:p text:style-name="P236"><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236">In a suitable shell, start an <text:span text:style-name="Emphasis">isql</text:span> interactive session, opening the employee database via its alias: </text:p>
          <text:p text:style-name="P300"><text:s text:c="2"/>&gt; isql -user sysdba employee</text:p>
        </text:list-item>
        <text:list-item>
          <text:p text:style-name="P236">Create the SYSDBA user:</text:p>
          <text:p text:style-name="P300"><text:s text:c="2"/>SQL&gt; create user SYSDBA password 'SomethingCryptic';</text:p>
          <text:p text:style-name="P300"><text:s text:c="2"/>SQL&gt; commit;</text:p>
          <text:p text:style-name="P300"><text:s text:c="2"/>SQL&gt; quit;</text:p>
        </text:list-item>
        <text:list-item>
          <text:p text:style-name="P236"><text:soft-page-break/>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2">[</text:span><text:span text:style-name="T42"><text:bookmark-ref text:reference-format="number" text:ref-name="__RefNumPara__12424_1530721698">2</text:bookmark-ref></text:span><text:span text:style-name="T42">]</text:span></text:p>
      <text:p text:style-name="P112">After it has been created, File System permissions <text:span text:style-name="T92">must be</text:span> used to protect the security database from unwanted attention <text:span text:style-name="T112">(hopefully the installer will have done this for you)</text:span>:</text:p>
      <text:list xml:id="list848553149199579576" text:style-name="L13">
        <text:list-item>
          <text:p text:style-name="P287"><text:span text:style-name="T52">On a POSIX system, the Firebird Server usually operates under the user “firebird” and the security database is read/write to the “firebird” user </text:span><text:span text:style-name="T60">(and possibly group) </text:span><text:span text:style-name="T52">only with no other users permitted </text:span><text:span text:style-name="T53">read </text:span><text:span text:style-name="T54">or write access</text:span><text:span text:style-name="T53">. In the above, </text:span><text:span text:style-name="T11">isql </text:span><text:span text:style-name="T35">needs to be run as user </text:span><text:span text:style-name="T11">root</text:span><text:span text:style-name="T35"> in order to access the security database. After initialising the SYSDBA user, </text:span><text:span text:style-name="T36">ensure</text:span><text:span text:style-name="T35"> that security database is owned </text:span><text:span text:style-name="T39">(or at least read/write) </text:span><text:span text:style-name="T35">by user “firebird” and no other </text:span><text:span text:style-name="T39">normal </text:span><text:span text:style-name="T35">user can read it. A typical installation will show the user and group as “firebird” (both read/write) with no “world access”. The directory path should also no</text:span><text:span text:style-name="T38">t</text:span><text:span text:style-name="T35"> be writeable by any user other than root or firebird, otherwise a malicious user could replace the security database with a compromised version.</text:span></text:p>
        </text:list-item>
        <text:list-item>
          <text:p text:style-name="P288"><text:span text:style-name="T35">O</text:span><text:span text:style-name="T34">n Windows, similar remarks apply. </text:span><text:span text:style-name="T37">isql should be run by a System Administrator and</text:span><text:span text:style-name="T34"> the Firebird security database only readable/</text:span><text:span text:style-name="T37">writeable</text:span><text:span text:style-name="T34"> by the Firebird Server or a System Administrator.</text:span></text:p>
        </text:list-item>
      </text:list>
      <text:h text:style-name="P308"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13">and/or included within a user database</text:span>. Each security database lists a set of users and their passwords and each may have a different <text:span text:style-name="T135">SYSDBA</text:span> password. </text:p>
      <text:p text:style-name="P38">Alternative security databases are defined in the server's <text:span text:style-name="T9">database.conf</text:span><text:span text:style-name="T16"> configuration file</text:span><text:span text:style-name="T16"><text:note text:id="ftn12" text:note-class="endnote"><text:note-citation>12</text:note-citation><text:note-body><text:p text:style-name="P182">See section on “Creating an Alternative Security Database” <text:bookmark-ref text:reference-format="text" text:ref-name="__RefNumPara__12424_1530721698">Firebird 3.0.2 Release Notes  https://www.firebirdsql.org/file/documentation/release_notes/html/en/3_0/rlsnotes30.html</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176">private.security.db <text:span text:style-name="T113">= $(dir_secDb)</text:span>/private.security.fdb</text:p>
      <text:p text:style-name="P177">{</text:p>
      <text:p text:style-name="P177"><text:tab/>RemoteAccess = false</text:p>
      <text:p text:style-name="P177">}</text:p>
      <text:p text:style-name="P174">employee = $(dir_sampleDb)/employee.fdb</text:p>
      <text:p text:style-name="P174">{</text:p>
      <text:p text:style-name="P175"><text:tab/>SecurityDatabase = private.security.db</text:p>
      <text:p text:style-name="P166">}</text:p>
      <text:p text:style-name="P109">assigns an alternative security database to the example employee database. The example is for a Debian derived system and locates the private security database in the same directory as the default security database<text:note text:id="ftn13" text:note-class="endnote"><text:note-citation>13</text:note-citation><text:note-body><text:p text:style-name="P187">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2 Release Notes  https://www.firebirdsql.org/file/documentation/release_notes/html/en/3_0/rlsnotes30.html</text:bookmark-ref></text:span><text:span text:style-name="T16">.</text:span></text:p></text:note-body></text:note>. The <text:span text:style-name="T113">alternative </text:span>security database <text:span text:style-name="T113">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152">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80">and contains a SYSDBA user</text:span>. <text:span text:style-name="T80">However, if this is the only </text:span><text:soft-page-break/><text:span text:style-name="T80">database served by the security database then it is not possible to create the SYSDBA user (if one does not exist) unless the database exists (although it may be empty) and can be connected to by isql in embedded mode.</text:span></text:p>
      <text:p text:style-name="P110">An alternative security database is created using isql in embedded mode e.g. <text:span text:style-name="T93">on a Debian derived system</text:span>:</text:p>
      <text:p text:style-name="P167">isql-<text:span text:style-name="T93">fb</text:span> -user SYSDBA</text:p>
      <text:p text:style-name="P168">SQL&gt;create database '<text:span text:style-name="T79">private.security.db</text:span>';</text:p>
      <text:p text:style-name="P118">The above simply creates a regular Firebird Database. It is empty with no tables defined as yet. There is nothing to indicate its purpose;</text:p>
      <text:p text:style-name="P153">Note: the location in which the database is created should be protected an<text:span text:style-name="T93">d</text:span> not writeable by another other than a System Administrator or the Firebird Server. isql will need to be run by a System Administrator (e.g. root on a Posix system) <text:span text:style-name="T83">and it may be necessary, after it has been created, to change the security database's ownership and file system access permissions so that it is exclusively available to the Firebird Server.</text:span></text:p>
      <text:p text:style-name="P111">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14">following on from the above isql session:</text:span></text:p>
      <text:p text:style-name="P147">SQL&gt;connect employee;</text:p>
      <text:p text:style-name="P173">SQL&gt;create user SYSDBA password 'some-obscure-password';</text:p>
      <text:p text:style-name="P148">SQL&gt;commit;</text:p>
      <text:p text:style-name="P169">SQL&gt;quit;</text:p>
      <text:p text:style-name="P153">Note: in order to create the SYSDBA, you have to connect to the database in embedded mode. Once the SYSDBA user has been created (it is automatically the superuser), you can now connect remotely as SYSDBA and create the other users. <text:span text:style-name="T97">Creating the SYSDBA user also creates the tables needed to support the chosen user authentication plugin.</text:span></text:p>
      <text:p text:style-name="P124">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14">USING PLUGIN SRP</text:span>;</text:p>
      <text:p text:style-name="P124">If no plugin is specified then the default User Manager <text:span text:style-name="T135">plugin</text:span> is used <text:span text:style-name="T135">(see </text:span><text:span text:style-name="T135"><text:bookmark-ref text:reference-format="number" text:ref-name="__RefHeading___Toc11831_1312119531">2.4.3</text:bookmark-ref></text:span><text:span text:style-name="T135">)</text:span>.</text:p>
      <text:h text:style-name="P309" text:outline-level="4">Alternative Security Databases and the Services API</text:h>
      <text:p text:style-name="P43">In Firebird 3 the Services API can <text:span text:style-name="T174">still </text:span>be used to manage users in the default security database – <text:span text:style-name="T174">but not those in an alternative security database</text:span>. However, it is still necessary for there to be <text:span text:style-name="T174">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4" text:note-class="endnote"><text:note-citation>14</text:note-citation><text:note-body><text:p text:style-name="P182">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56"><text:soft-page-break/>Note: From IBX 2.2 onwards, the Services API components support a new login parameter (expected_db) which corresponds to the SPB isc_spb_expected_db item code.</text:p>
      <text:p text:style-name="P133">User Mapping can also be used to provide access using the Services API to users authenticated using the default security database to databases that use an alternative security database <text:span text:style-name="T135">(See </text:span><text:span text:style-name="T135"><text:bookmark-ref text:reference-format="number" text:ref-name="__RefHeading___Toc11833_1312119531">2.4.4</text:bookmark-ref></text:span><text:span text:style-name="T135">)</text:span>.</text:p>
      <text:h text:style-name="P310" text:outline-level="4">Encryption of the Security Database</text:h>
      <text:p text:style-name="P85">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6">However, this means that the database encryption key has to be provided to the server prior to user authentication, given that the user authentication tables <text:span text:style-name="T136">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98">This implies that, <text:span text:style-name="T176">with security database encryption,</text:span> there has to be a clear separation between client and server authentication, with server authentication taking place first, the encryption key passed to the server, and thus permitting client identification and authentication.</text:p>
      <text:p text:style-name="P158">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h text:style-name="P302"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1911900247525833433" text:style-name="L14">
        <text:list-item>
          <text:p text:style-name="P263">Legacy_Auth: user authentication compatible with older versions of Firebird and provided for backwards compatibility with older clients. <text:span text:style-name="T116">This uses a simple password hash, is very insecure when compared with later versions, and its use should be discontinued as soon as possible.</text:span></text:p>
        </text:list-item>
        <text:list-item>
          <text:p text:style-name="P263">Srp: an implementation of the Secure Remote Password (SRP) protocol <text:span text:style-name="T40">[</text:span><text:span text:style-name="T40"><text:bookmark-ref text:reference-format="number" text:ref-name="__RefNumPara__3633_1528818321">10</text:bookmark-ref></text:span><text:span text:style-name="T40">]</text:span><text:span text:style-name="T52">.</text:span></text:p>
        </text:list-item>
        <text:list-item>
          <text:p text:style-name="P263">Win_Sspi: an interface to the <text:span text:style-name="T115">Windows Security Support Provider Interface </text:span><text:span text:style-name="T44">[</text:span><text:span text:style-name="T44"><text:bookmark-ref text:reference-format="number" text:ref-name="__RefNumPara__3771_1528818321">12</text:bookmark-ref></text:span><text:span text:style-name="T44">]</text:span><text:span text:style-name="T61">, </text:span><text:span text:style-name="T62">and is backwards compatible with Windows trusted authentication supported by Firebird 2.1 and 2.5.</text:span></text:p>
        </text:list-item>
      </text:list>
      <text:p text:style-name="P80">Three parameters in the “firebird.conf” file configure the use of user authentication plugins:</text:p>
      <text:list xml:id="list7281055139077431526" text:style-name="L15">
        <text:list-item>
          <text:p text:style-name="P264">AuthServer: determines the plugins used by a Firebird Server for user authentication and the order in which they are tried.</text:p>
        </text:list-item>
        <text:list-item>
          <text:p text:style-name="P264">AuthClient: similarly determines the plugins used by a Firebird client to authenticate themselves to a server and the order in which they are tried.</text:p>
        </text:list-item>
        <text:list-item>
          <text:p text:style-name="P247"><text:soft-page-break/><text:span text:style-name="T52">UserManager: </text:span><text:span text:style-name="T62">is the plugin used for managing the security database. When more than one plugin is listed then the first is the default (used when no plugin is specified in </text:span><text:span text:style-name="T69">the </text:span><text:span text:style-name="T62">CREATE/ALTER/DROP USER DDL statements </text:span><text:span text:style-name="T69">described below</text:span><text:span text:style-name="T62">).</text:span></text:p>
        </text:list-item>
      </text:list>
      <text:h text:style-name="P311"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23">SRP-6 variant </text:span><text:span text:style-name="T46">[</text:span><text:span text:style-name="T46"><text:bookmark-ref text:reference-format="number" text:ref-name="__RefNumPara__12307_1312119531">11</text:bookmark-ref></text:span><text:span text:style-name="T46">]</text:span><text:span text:style-name="T123"> of the </text:span>Secure Remote Password (SRP) protocol <text:span text:style-name="T40">[</text:span><text:span text:style-name="T40"><text:bookmark-ref text:reference-format="number" text:ref-name="__RefNumPara__3633_1528818321">10</text:bookmark-ref></text:span><text:span text:style-name="T40">]</text:span> is provided as the default user authentication mechanism. As described in the RFC:</text:p>
      <text:p text:style-name="P212">(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7">SRP-6/6a is described below.</text:p>
      <text:p text:style-name="P70">SRP uses a derivative of the Diffie-Hellman key agreement scheme to generate a shared session key and its security depends upon the intractability of the Discrete Logarithm Problem. For each user recorded in the security database, SRP stores the <text:span text:style-name="T123">triplet</text:span>:</text:p>
      <text:p text:style-name="Preformatted_20_Text">{ &lt;username&gt;, &lt;password verifier&gt;, &lt;salt&gt; }</text:p>
      <text:p text:style-name="P125">where the “salt” is some random number and the password verifier is computed as:</text:p>
      <text:p text:style-name="Preformatted_20_Text">x = <text:span text:style-name="T138">H</text:span>(&lt;salt&gt;, <text:span text:style-name="T138">I</text:span>, &lt;raw password&gt;))</text:p>
      <text:p text:style-name="Preformatted_20_Text">&lt;password verifier&gt; = v = g^x % N</text:p>
      <text:p text:style-name="P126"><text:span text:style-name="T138">H</text:span> is a Secure Hash Algorithm, <text:span text:style-name="T137">and ',' represents concatenation.</text:span> Firebird uses <text:span text:style-name="T137">the</text:span> 160 bit <text:span text:style-name="T138">SHA</text:span>-1 <text:span text:style-name="T138">as its Secure Hash Algorithm</text:span>. Note that the computation of the password verifier takes place in modulo number space (mod N).</text:p>
      <text:p text:style-name="P126">Authentication proceeds by the client and server respectively passing to each other the user name <text:span text:style-name="T117">(I)</text:span> and salt <text:span text:style-name="T117">(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210">a = random()</text:p>
            <text:p text:style-name="P210">A = g^a % N</text:p>
            <text:p text:style-name="P217"><text:span text:style-name="T146">I, </text:span>A <text:span text:style-name="T140">→</text:span></text:p>
          </table:table-cell>
          <table:table-cell table:style-name="Table1.A1" office:value-type="string">
            <text:p text:style-name="P210"/>
            <text:p text:style-name="P211"/>
            <text:p text:style-name="P211"/>
            <text:p text:style-name="P219">b = random()</text:p>
            <text:p text:style-name="P220">lookup(s,v) using I</text:p>
            <text:p text:style-name="P219">B = (<text:span text:style-name="T137">k</text:span>v + g^b) % N</text:p>
            <text:p text:style-name="P221"><text:span text:style-name="T140">←</text:span><text:span text:style-name="T141"> </text:span><text:span text:style-name="T142">s, </text:span><text:span text:style-name="T141">B</text:span></text:p>
          </table:table-cell>
        </table:table-row>
      </table:table>
      <text:p text:style-name="Text_20_body"><text:soft-page-break/>k is a Multiplier parameter (k = <text:span text:style-name="T138">H</text:span>(N, g) in SRP-6a, k = 3 for legacy SRP-6. <text:span text:style-name="T148">Firebird is understood to use SRP-6a.</text:span></text:p>
      <text:p text:style-name="P126">Whilst A and B are exchanged in clear, the intractability of the Discrete Logarithm Problem means that it is not computationally feasible for an attacker to derived either a or b from observing the exchange of either A or B.</text:p>
      <text:p text:style-name="P127"><text:span text:style-name="T139">B</text:span>oth sides <text:span text:style-name="T139">then </text:span>compute a shared session key by<text:note text:id="ftn15" text:note-class="endnote"><text:note-citation>15</text:note-citation><text:note-body><text:p text:style-name="P202">There is a different between the SRP-6 algorithm described in Wu's paper and that presented on the SRP website. Specifically, in the original RFC and Wu's SRP-6 paper, the parameter x = H(s,I,P) while on the SRP we<text:span text:style-name="T145">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reformatted_20_Text">p = &lt;raw password&gt;</text:p>
            <text:p text:style-name="Preformatted_20_Text">x = <text:span text:style-name="T138">H</text:span>(s, <text:span text:style-name="T138">I, </text:span>p))</text:p>
            <text:p text:style-name="Preformatted_20_Text">S = (B - <text:span text:style-name="T144">k</text:span>g^x) ^ (a + u * x) % N </text:p>
            <text:p text:style-name="Preformatted_20_Text">K = <text:span text:style-name="T138">H</text:span>(S)</text:p>
          </table:table-cell>
          <table:table-cell table:style-name="Table2.A1" office:value-type="string">
            <text:p text:style-name="P33">S = (A * v^u) ^ b % N</text:p>
            <text:p text:style-name="P33">K = <text:span text:style-name="T138">H</text:span>(S)</text:p>
          </table:table-cell>
        </table:table-row>
      </table:table>
      <text:p text:style-name="P134">The parameter u <text:span text:style-name="T137">= H( A , B). </text:span></text:p>
      <text:p text:style-name="P116">A final verification exchange is used to demonstrate that both client and server have computed the same K.</text:p>
      <table:table table:name="Table5" table:style-name="Table5">
        <table:table-column table:style-name="Table5.A"/>
        <table:table-column table:style-name="Table5.B"/>
        <table:table-row>
          <table:table-cell table:style-name="Table5.A1" office:value-type="string">
            <text:p text:style-name="Preformatted_20_Text">M<text:span text:style-name="T169">1 = H(A,B,S)</text:span></text:p>
            <text:p text:style-name="P218"><text:span text:style-name="T169">M1</text:span> <text:span text:style-name="T140">→</text:span></text:p>
            <text:p text:style-name="Preformatted_20_Text"/>
            <text:p text:style-name="Preformatted_20_Text"/>
            <text:p text:style-name="Preformatted_20_Text"/>
            <text:p text:style-name="Preformatted_20_Text"/>
            <text:p text:style-name="Preformatted_20_Text">Verify M2</text:p>
          </table:table-cell>
          <table:table-cell table:style-name="Table5.A1" office:value-type="string">
            <text:p text:style-name="Table_20_Contents"/>
            <text:p text:style-name="P231">Verify M1</text:p>
            <text:p text:style-name="P232">M2 = <text:span text:style-name="T169">H(A,M1,S)</text:span></text:p>
            <text:p text:style-name="P222"><text:span text:style-name="T140">←</text:span><text:span text:style-name="T141"> </text:span><text:span text:style-name="T143">M2</text:span></text:p>
          </table:table-cell>
        </table:table-row>
      </table:table>
      <text:p text:style-name="P116"><text:span text:style-name="T169">By verifying M1, the server can</text:span> assert that the client has authenticated itself to the server and, <text:span text:style-name="T169">by verifying M2, the client can assert that</text:span> the server has authenticated itself to the client. This has been achieved without exchanging the password or a simple hash based on the password. </text:p>
      <text:p text:style-name="P114">This is because:</text:p>
      <text:list xml:id="list2693810113819120758" text:style-name="L16">
        <text:list-item>
          <text:p text:style-name="P285">If an incorrect password was used by the client, it would generate a very different value of K compared with that generated with the correct password. <text:span text:style-name="T151">A server can assert that in order to generate S and K correctly, the user must have provided the correct password/username combination and is hence the identified user.</text:span></text:p>
        </text:list-item>
        <text:list-item>
          <text:p text:style-name="P285">If an incorrect password verifier was used by the server, it would generate a very different value of <text:span text:style-name="T169">S and </text:span>K compared with that generated with the correct password. <text:span text:style-name="T151">The client can assert that this must be the server that holds the user's authentication credentials and is hence the intended server.</text:span></text:p>
        </text:list-item>
      </text:list>
      <text:p text:style-name="P115">The security of the exchange ultimately depends upon the user keeping their password secure and the server keeping the password verifiers secure. </text:p>
      <text:list xml:id="list3063548088163576772" text:style-name="L17">
        <text:list-item>
          <text:p text:style-name="P289"><text:span text:style-name="T72">An attacker that steals a user's password can clear impersonate that user.</text:span><text:span text:style-name="T64"> </text:span></text:p>
        </text:list-item>
        <text:list-item>
          <text:p text:style-name="P289"><text:span text:style-name="T64">Although it is computationally infeasible to determine the password from the password verifier, an attacker </text:span><text:span text:style-name="T70">who was able to obtain a copy of the salt, user name, password verifier triplets</text:span><text:span text:style-name="T64"> </text:span><text:span text:style-name="T63">could implement a limited server masquerade. For example, to solicit a database encryption key from a client. </text:span></text:p>
        </text:list-item>
      </text:list>
      <text:p text:style-name="P117"><text:soft-page-break/>SRP provides protection against a “man-in-the-middle” attack even when the password verifier is known to the attacker, given the difficulty of deriving either a or b from A or B.</text:p>
      <text:p text:style-name="P128"><text:span text:style-name="T52">The shared session key generated by SRP is used by Firebird when it needs to generate an </text:span><text:span text:style-name="T71">ephemeral</text:span><text:span text:style-name="T52"> encryption key used for “over the wire encryption”.</text:span><text:span text:style-name="T52"><text:note text:id="ftn16" text:note-class="endnote"><text:note-citation>16</text:note-citation><text:note-body><text:p text:style-name="P198"><text:span text:style-name="T118">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18">See </text:span><text:span text:style-name="T118"><text:bookmark-ref text:reference-format="text" text:ref-name="__RefNumPara__12424_1530721698">Firebird 3.0.2 Release Notes  https://www.firebirdsql.org/file/documentation/release_notes/html/en/3_0/rlsnotes30.html</text:bookmark-ref></text:span></text:p></text:note-body></text:note></text:span></text:p>
      <text:p text:style-name="P71">Although the RFC describes SRP as a “cryptographically strong network authentication mechanism”, the form of authentication offered<text:span text:style-name="T120"> is often known as “weak authentication”</text:span><text:span text:style-name="T120"><text:note text:id="ftn17" text:note-class="endnote"><text:note-citation>17</text:note-citation><text:note-body><text:p text:style-name="P192"><text:span text:style-name="T88">A useful definition of Weak Authentication is provided by </text:span>Jari Arkko, Pekka Nikander<text:span text:style-name="T8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88"> </text:span></text:span></text:p></text:note-body></text:note></text:span><text:span text:style-name="T120">. </text:span>This is because authentication is based on a single proof – knowledge of a plain text password of up to 20 bytes in length<text:span text:style-name="T120"><text:note text:id="ftn18" text:note-class="endnote"><text:note-citation>18</text:note-citation><text:note-body><text:p text:style-name="P193"><text:span text:style-name="T119">T</text:span>he SRP authentication plugin <text:span text:style-name="T149">is stated as </text:span>ha<text:span text:style-name="T149">ving</text:span> an effective password length of 20 bytes – although as International Character Sets are also supported by Firebird 3 (e.g. UTF8), the actual effective password size <text:span text:style-name="T149">in characters</text:span> is not easy to <text:span text:style-name="T119">quantify.</text:span> <text:span text:style-name="T149">It is also not clear as to where this restriction comes from. </text:span>See “<text:span text:style-name="T149">Chapter 3 → </text:span>Plugins Q&amp;A” <text:bookmark-ref text:reference-format="text" text:ref-name="__RefNumPara__12424_1530721698">Firebird 3.0.2 Release Notes  https://www.firebirdsql.org/file/documentation/release_notes/html/en/3_0/rlsnotes30.html</text:bookmark-ref></text:p></text:note-body></text:note></text:span><text:span text:style-name="T120">. The “</text:span>cryptographically strong” <text:span text:style-name="T121">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22">is not a user authentication scheme in itself, rather an interface between Firebird and the Windows Security Support Provider Interface (SSPI) API </text:span><text:span text:style-name="T45">[</text:span><text:span text:style-name="T45"><text:bookmark-ref text:reference-format="page" text:ref-name="__RefNumPara__3771_1528818321">3</text:bookmark-ref></text:span><text:span text:style-name="T45">]</text:span><text:span text:style-name="T65">. </text:span><text:span text:style-name="T66">As documented by Microsoft:</text:span></text:p>
      <text:p text:style-name="Quoted"><text:span text:style-name="T52">(The) </text:span><text:span text:style-name="T66">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13">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0">Win_Sspi is only available on Windows Clients and Servers, <text:span text:style-name="T131">and requires a common domain of trust. That is both client and server must share the same security support provider</text:span>. <text:span text:style-name="T131">Win_Sspi does not provide a means to generate a shared session key and hence may not be used with the current Firebird “over the wire” encryption mechanism.</text:span></text:p>
      <text:p text:style-name="P130"><text:span text:style-name="T125">When used, users are logged in to the Firebird database using their Windows logon user name. </text:span>Win_Sspi <text:span text:style-name="T125">implements windows trusted authentication and is backward compatible with 2.1 and 2.5 clients and servers running on windows.</text:span></text:p>
      <text:p text:style-name="P129">In Firebird 2.1<text:note text:id="ftn19" text:note-class="endnote"><text:note-citation>19</text:note-citation><text:note-body><text:p text:style-name="P200"><text:span text:style-name="T124">See </text:span>Configuration Parameter “Authentication” <text:span text:style-name="T124">in the </text:span><text:span text:style-name="T124"><text:bookmark-ref text:reference-format="text" text:ref-name="__RefNumPara__1207_1530645906">Firebird 2.1.7 Release Notes https://www.firebirdsql.org/file/documentation/release_notes/html/rlsnotes217.html</text:bookmark-ref></text:span><text:span text:style-name="T124">.</text:span></text:p></text:note-body></text:note> and 2.5, the “Authentication” parameter could be set to:</text:p>
      <text:list xml:id="list2739125244179407166" text:style-name="L18">
        <text:list-item>
          <text:p text:style-name="P290">Native: Firebird's own authentication method</text:p>
        </text:list-item>
        <text:list-item>
          <text:p text:style-name="P290">Trusted: Windows authentication is used (equivalent to WinSspi).</text:p>
        </text:list-item>
      </text:list>
      <text:p text:style-name="P207"><text:span text:style-name="T124">Note: </text:span>If a local Adminstrator or a member of the built-in Domain Admins group connects to Firebird using trusted authentication, he/she will be connected as SYSDBA.</text:p>
      <text:list xml:id="list155829455130444" text:continue-numbering="true" text:style-name="L18">
        <text:list-item>
          <text:p text:style-name="P291">Mixed: either of the above may be used – if a user and password are specified then “native” is implied.</text:p>
        </text:list-item>
      </text:list>
      <text:p text:style-name="P131">In Firebird 2.5, automatic SYSDBA mapping <text:span text:style-name="T125">was given more control when operating under</text:span> “Trusted Authentication” <text:span text:style-name="T125">and </text:span>with a new DDL instruction:</text:p>
      <text:p text:style-name="SQLStatement"><text:soft-page-break/>ALTER ROLE RDB$ADMIN SET/DROP AUTO ADMIN MAPPING</text:p>
      <text:p text:style-name="P131">That could configure this function on and off on a per server basis<text:note text:id="ftn20" text:note-class="endnote"><text:note-citation>20</text:note-citation><text:note-body><text:p text:style-name="P199">See “Global Admin Privileges for Windows Administrators” in the <text:bookmark-ref text:reference-format="text" text:ref-name="__RefNumPara__1515_1530645906">Firebird 2.5.8 Release Notes https://www.firebirdsql.org/file/documentation/release_notes/html/en/2_5/rlsnotes25.html</text:bookmark-ref>.</text:p></text:note-body></text:note>. <text:span text:style-name="T150">The RDB$ADMIN role is discussed later in </text:span><text:span text:style-name="T150"><text:bookmark-ref text:reference-format="number" text:ref-name="__RefHeading___Toc6093_1528818321">2.5.3</text:bookmark-ref></text:span><text:span text:style-name="T150">.</text:span></text:p>
      <text:h text:style-name="P311" text:outline-level="4">SSL/TLS</text:h>
      <text:p text:style-name="P59">Firebird does not currently <text:span text:style-name="T126">implement SSL/TLS. However, the plugin architecture would allow third party development and deployment of an SSL/TLS provider to replace the existing “Remote” provider.</text:span></text:p>
      <text:p text:style-name="P73">The benefits of using SSL/TLS would be:</text:p>
      <text:list xml:id="list3150787001622063407" text:style-name="L19">
        <text:list-item>
          <text:p text:style-name="P265">Server authentication using X.509 certificates</text:p>
        </text:list-item>
        <text:list-item>
          <text:p text:style-name="P265">Client authentication and identification using X.509 certificates.</text:p>
        </text:list-item>
        <text:list-item>
          <text:p text:style-name="P265">Built-in “over the wire encryption” using many different encryption protocols.</text:p>
        </text:list-item>
        <text:list-item>
          <text:p text:style-name="P265">May be integrated with SRP (see <text:span text:style-name="T40">[</text:span><text:span text:style-name="T40"><text:bookmark-ref text:reference-format="number" text:ref-name="__RefNumPara__5939_1528818321">13</text:bookmark-ref></text:span><text:span text:style-name="T40">] </text:span><text:span text:style-name="T147"><text:s/>and </text:span><text:span text:style-name="T47">[</text:span><text:span text:style-name="T47"><text:bookmark-ref text:reference-format="number" text:ref-name="__RefNumPara__13091_1312119531">15</text:bookmark-ref></text:span><text:span text:style-name="T47">]</text:span>).</text:p>
        </text:list-item>
      </text:list>
      <text:p text:style-name="P73">X.509 certificates are signed with a trusted third party – the Certification Authority (CA). Authentication that involves a trusted third party is strong authentication, especially if an additional proof is provided, such as a password, when it may be considered a form of “two-factor <text:span text:style-name="T52">authentication</text:span>”. In the case of the client, the X.509 certificate may both identify and be limited to a single named user.</text:p>
      <text:p text:style-name="P82">An SSL/TLS provider would always provide a server certificate to enable the client to authenticate the server. It could be configured to identify and authenticate clients either:</text:p>
      <text:list xml:id="list247602171764087115" text:style-name="L20">
        <text:list-item>
          <text:p text:style-name="P267">By verifying an X.509 client certificate that include the client's user name, or</text:p>
        </text:list-item>
        <text:list-item>
          <text:p text:style-name="P267">By protecting a more traditional username/password exchange (with no client certificate required), or</text:p>
        </text:list-item>
        <text:list-item>
          <text:p text:style-name="P267">By demanding both of the above in order to gain a form of “two factor authentication”.</text:p>
        </text:list-item>
      </text:list>
      <text:p text:style-name="P82">A benefit of SSL/TLS is that authentication using X.509 certificates <text:span text:style-name="T150">could </text:span>take place before any need to access the security database. It may thus permit a client to authenticate the server and to hence gain enough confidence to pass the database encryption key to the server prior to a need to access the security database for any user password verification. It is thus possible to place the user authentication tables (security database) in the encrypted database.</text:p>
      <text:p text:style-name="P88">Unfortunately, while SRP has been integrated with SSL/TLS <text:span text:style-name="T40">[</text:span><text:span text:style-name="T40"><text:bookmark-ref text:reference-format="number" text:ref-name="__RefNumPara__5939_1528818321">13</text:bookmark-ref></text:span><text:span text:style-name="T40">]</text:span><text:span text:style-name="T52">, the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3"><text:span text:style-name="T150">It should also be noted that such a mode of operation would</text:span> only <text:span text:style-name="T150">be </text:span>more secure than having a separate (in clear) security database if the server's private encryption key (which the certificate is used to verify) is itself passphrase encrypted when held on the server. <text:span text:style-name="T150">This is because, an attacker who had access to an unencrypted security database is just as likely to have access to an unencrypted server key.</text:span></text:p>
      <text:p text:style-name="P83"><text:soft-page-break/><text:span text:style-name="T150">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0"><text:note text:id="ftn21" text:note-class="endnote"><text:note-citation>21</text:note-citation><text:note-body><text:p text:style-name="P201">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0">.</text:span></text:p>
      <text:h text:style-name="P312" text:outline-level="4">Summary</text:h>
      <text:p text:style-name="P89">User Authentication in Firebird 3 is clearly a major improvement on earlier versions. SRP offers both user and server authentication is resistant to brute force attacks and man-in-the-middle attacks. As long as both a user's password and the security database are secured and are not available to an attacker, it is arguably as good as needed for most Firebird deployments.</text:p>
      <text:p text:style-name="P89">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3">database </text:span>users that need to communicate <text:span text:style-name="T153">with a server </text:span>over unsecured data communications paths are likely to prefer SRP with over the wire encryption even when both ends are Windows systems.</text:p>
      <text:p text:style-name="P89">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52">risks that by taking a copy of the security database, an attacker could masquerade as the server and thereby solicit the database encryption key from a client authorised to access the database.</text:span></text:p>
      <text:p text:style-name="P90">If the security database is also to be encrypted in order to mitigate such a risk, then it is necessary for the server to authenticate itself to the client prior to exchange of the database encryption key for the security database (probably embedded in the user's database). SSL/TLS could support such an approach, but not using the standard TLS-SRB approach. A Firebird specific design would be needed.</text:p>
      <text:p text:style-name="P93">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text:span text:style-name="T66">security support provider</text:span><text:span text:style-name="T52">s. However, both Legacy_Auth and Srp 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81">1</text:span> and Earlier</text:h>
      <text:p text:style-name="P39">Prior to Firebird <text:span text:style-name="T81">2.5</text:span>, only the <text:span text:style-name="T9">gsec</text:span><text:span text:style-name="T16"> utility and the Services API could be used to </text:span><text:span text:style-name="T20">manage users. Either could be used to:</text:span></text:p>
      <text:list xml:id="list1831840272062879153" text:style-name="L21">
        <text:list-item>
          <text:p text:style-name="P260">List all users and their attributes</text:p>
        </text:list-item>
        <text:list-item>
          <text:p text:style-name="P260">Create a new user</text:p>
        </text:list-item>
        <text:list-item>
          <text:p text:style-name="P260">Modify an existing user's password or attributes</text:p>
        </text:list-item>
        <text:list-item>
          <text:p text:style-name="P260">Delete an existing user.</text:p>
        </text:list-item>
      </text:list>
      <text:p text:style-name="P40"><text:soft-page-break/><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p>
      <text:p text:style-name="P79">Only the SYSDBA user could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6"> and the Services API for User Management, Firebird 2.5 also introduced the CREATE/ALTER/DROP USER DDL statements </text:span><text:span text:style-name="T33">[</text:span><text:span text:style-name="T33"><text:bookmark-ref text:reference-format="number" text:ref-name="__RefNumPara__13452_1530721698">6</text:bookmark-ref></text:span><text:span text:style-name="T33">]</text:span><text:span text:style-name="T16">. These enable User Management from a Database Connection. </text:span><text:span text:style-name="T21">The user must be logged in as SYSDBA or with the role RDB$ADMIN</text:span><text:span text:style-name="T21"><text:note text:id="ftn22" text:note-class="endnote"><text:note-citation>22</text:note-citation><text:note-body><text:p text:style-name="P183">This is <text:span text:style-name="T9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2.5.3</text:bookmark-ref></text:span><text:span text:style-name="T21">). However, even a normal user can use ALTER USER to change their own password.</text:span></text:p>
      <text:p text:style-name="P74"><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82">them</text:span> to manage user accounts, but doesn't give <text:span text:style-name="T8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text:soft-page-break/>DROP USER</text:h>
      <text:p text:style-name="P149">Description: Removes a Firebird user account. </text:p>
      <text:p text:style-name="P149">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84">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3" text:note-class="endnote"><text:note-citation>23</text:note-citation><text:note-body><text:p text:style-name="P184">See section “New System Tables” in <text:bookmark-ref text:reference-format="text" text:ref-name="__RefNumPara__12424_1530721698">Firebird 3.0.2 Release Notes  https://www.firebirdsql.org/file/documentation/release_notes/html/en/3_0/rlsnotes30.html</text:bookmark-ref>.</text:p></text:note-body></text:note> and lists the users, and their attributes, in the security database <text:span text:style-name="T153">associated with</text:span> the database. If the user is logged in as SYSDBA or with the RDB$ADMIN role then all users are listed. Otherwise, the list is restricted to the current user. <text:span text:style-name="T128">The list is also restricted to the users managed by each of the User Managers listed in the “firebird.conf” configuration file.</text:span></text:p>
      <text:p text:style-name="P159">Note: the user list can still be displayed using the services API. <text:span text:style-name="T154">However, the list is limited to users managed using the default user manager.</text:span></text:p>
      <text:h text:style-name="Heading_20_5" text:outline-level="5">DDL Extensions</text:h>
      <text:p text:style-name="P46">Firebird 3 has also extended<text:note text:id="ftn24" text:note-class="endnote"><text:note-citation>24</text:note-citation><text:note-body><text:p text:style-name="P185"><text:span text:style-name="T95">See section “</text:span><text:bookmark text:name="rnfb30-access-sql"/><text:span text:style-name="T95">Security-&gt;</text:span>SQL Features for Managing Access” <text:span text:style-name="T95">in </text:span><text:span text:style-name="T95"><text:bookmark-ref text:reference-format="text" text:ref-name="__RefNumPara__12424_1530721698">Firebird 3.0.2 Release Notes  https://www.firebirdsql.org/file/documentation/release_notes/html/en/3_0/rlsnotes30.html</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ext:soft-page-break/>The Active/Inactive option allows a user to be disabled rather than deleted. The “USING PLUGIN” clause allows multiple authentication plugins to be used for the same security database. <text:span text:style-name="T154">The name referred to is the User Manager plugin name and not the authentication plugin name.</text:span></text:p>
      <text:p text:style-name="P160">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28">Note: </text:span>The legacy user attributes UID and GID and copied to <text:span text:style-name="T96">a Firebird 3 security database as tags when a Firebird 2 security database is upgraded</text:span><text:span text:style-name="T96"><text:note text:id="ftn25" text:note-class="endnote"><text:note-citation>25</text:note-citation><text:note-body><text:p text:style-name="P186">The upgrade procedure is described in the section “Upgrading a v.2.x Security Database” in the <text:bookmark-ref text:reference-format="text" text:ref-name="__RefNumPara__12424_1530721698">Firebird 3.0.2 Release Notes  https://www.firebirdsql.org/file/documentation/release_notes/html/en/3_0/rlsnotes30.html</text:bookmark-ref>.</text:p></text:note-body></text:note></text:span><text:span text:style-name="T96">.</text:span></text:p>
      <text:h text:style-name="Heading_20_3" text:outline-level="3"><text:bookmark-start text:name="__RefHeading___Toc11833_1312119531"/>Mapping Users between Security <text:span text:style-name="T127">Contexts</text:span><text:bookmark-end text:name="__RefHeading___Toc11833_1312119531"/></text:h>
      <text:p text:style-name="P75">Firebird 3 introduces the concept of “mapping rules”. <text:span text:style-name="T129">These have two purposes:</text:span></text:p>
      <text:list xml:id="list4310277938225843125" text:style-name="L22">
        <text:list-item>
          <text:p text:style-name="P268"><text:bookmark-start text:name="__RefNumPara__15445_1508977844"/>To manage the mapping between users <text:span text:style-name="T176">identified and authenticated</text:span> by an external user authentication mechanism (e.g. a <text:span text:style-name="T122">Windows Security Support Provider</text:span>) <text:span text:style-name="T130">into</text:span> Firebird users and roles, <text:span text:style-name="T154">and</text:span><text:bookmark-end text:name="__RefNumPara__15445_1508977844"/></text:p>
        </text:list-item>
        <text:list-item>
          <text:p text:style-name="P268"><text:bookmark-start text:name="__RefNumPara__15443_1508977844"/>To allow users <text:span text:style-name="T176">identified and </text:span>authenticated using one user authentication plugin/security database to be mapped to users and roles in a database configured to <text:span text:style-name="T130">use </text:span>a different user authentication plugin/security database.<text:bookmark-end text:name="__RefNumPara__15443_1508977844"/></text:p>
        </text:list-item>
      </text:list>
      <text:p text:style-name="P275">In both cases, <text:span text:style-name="T175">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004175793099918903" text:style-name="L32">
        <text:list-item>
          <text:p text:style-name="P276">In case (<text:bookmark-ref text:reference-format="number" text:ref-name="__RefNumPara__15445_1508977844">a</text:bookmark-ref>) above, a user authentication in an external user authentication mechanism (e.g. Windows SSP) can be mapped so that they can be logged in seamlessly to databases and services without a further authentication step.</text:p>
        </text:list-item>
        <text:list-item>
          <text:p text:style-name="P274"><text:span text:style-name="T129">In case (</text:span><text:span text:style-name="T129"><text:bookmark-ref text:reference-format="number" text:ref-name="__RefNumPara__15443_1508977844">b</text:bookmark-ref></text:span><text:span text:style-name="T129">) above, such mappings are</text:span> limited to <text:span text:style-name="T155">using the DML “EXECUTE STATEMENT ON EXTERNAL DATA SOURCE</text:span><text:span text:style-name="T155"><text:note text:id="ftn26" text:note-class="endnote"><text:note-citation>26</text:note-citation><text:note-body><text:p text:style-name="P203"><text:span text:style-name="T155">This was introduced in Firebird 2.5. See section “</text:span><text:bookmark text:name="rnfb25-psql-exctstmnt"/>New Extensions to EXECUTE STATEMENT” <text:span text:style-name="T155">in the </text:span><text:span text:style-name="T155"><text:bookmark-ref text:reference-format="text" text:ref-name="__RefNumPara__1515_1530645906">Firebird 2.5.8 Release Notes https://www.firebirdsql.org/file/documentation/release_notes/html/en/2_5/rlsnotes25.html</text:bookmark-ref></text:span><text:span text:style-name="T155">.</text:span></text:p></text:note-body></text:note></text:span><text:span text:style-name="T155">” and </text:span>the Services API and do not work with connections to databases.<text:note text:id="ftn27" text:note-class="endnote"><text:note-citation>27</text:note-citation><text:note-body><text:p text:style-name="P188"><text:span text:style-name="T100">The Firebird 3 Release Notes make clear in that mappings are there to support (a) </text:span>when EXECUTE STATEMENT ON EXTERNAL DATA SOURCE requires some data exchange between <text:span text:style-name="T100">database </text:span>clusters <text:span text:style-name="T100">using different security databases, (b) </text:span>when server-wide SYSDBA access to databases is needed from other clusters, using services, <text:span text:style-name="T100">and (c) with Windows trusted authentication, to relate the Windows security database with Firebird's. </text:span></text:p></text:note-body></text:note> <text:span text:style-name="T129">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48">Mapping rules are created by DDL statements executed in the database to which they apply. They are defined in <text:span text:style-name="T98">[</text:span><text:span text:style-name="T98"><text:bookmark-ref text:reference-format="number" text:ref-name="__RefNumPara__12424_1530721698">2</text:bookmark-ref></text:span><text:span text:style-name="T98">]</text:span><text:span text:style-name="T99"> as:</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360457807577141706" text:style-name="L23">
        <text:list-item>
          <text:p text:style-name="P292"><text:soft-page-break/><text:span text:style-name="Strong_20_Emphasis"><text:span text:style-name="T52">A Global Mapping applies to </text:span></text:span><text:span text:style-name="Strong_20_Emphasis"><text:span text:style-name="T55">all databases that use the current security database. A local mapping applies only to the current database.</text:span></text:span></text:p>
        </text:list-item>
        <text:list-item>
          <text:p text:style-name="P293"><text:span text:style-name="Strong_20_Emphasis"><text:span text:style-name="T55">The Using clause is used </text:span></text:span><text:span text:style-name="Strong_20_Emphasis"><text:span text:style-name="T56">to identify the source of the mapping defined as an authentication method (plugin) and the </text:span></text:span><text:span text:style-name="Strong_20_Emphasis"><text:span text:style-name="T57">security database in which the source of the mapping is defined. </text:span></text:span><text:span text:style-name="Strong_20_Emphasis"><text:span text:style-name="T58">The “DATABASE” must conform with syntax rules for an SQL identifier.</text:span></text:span></text:p>
        </text:list-item>
      </text:list>
      <text:p text:style-name="P206"><text:span text:style-name="Strong_20_Emphasis"><text:span text:style-name="T57">Note: 'security.db' is conventionally defined in the Firebird databases.conf file to identify the default security database. </text:span></text:span><text:span text:style-name="Strong_20_Emphasis"><text:span text:style-name="T58">It must be enclosed in double quotes, in the above example, as it includes the '.' character.</text:span></text:span></text:p>
      <text:list xml:id="list5346543555862195324" text:style-name="L24">
        <text:list-item>
          <text:p text:style-name="P294"><text:span text:style-name="Strong_20_Emphasis"><text:span text:style-name="T57">The From clause identifies the type and name of the subject that is being mapped into the local database. The “type” is a subject defined by the plugin (with SRP “user” is a type name)</text:span></text:span></text:p>
        </text:list-item>
        <text:list-item>
          <text:p text:style-name="P294"><text:span text:style-name="Strong_20_Emphasis"><text:span text:style-name="T57">The To clause identifies what is being mapped to. Either a user or a role.</text:span></text:span></text:p>
        </text:list-item>
      </text:list>
      <text:p text:style-name="P119"><text:span text:style-name="Strong_20_Emphasis"><text:span text:style-name="T58">An example of a mapping rule is:</text:span></text:span></text:p>
      <text:p text:style-name="Preformatted_20_Text"><text:span text:style-name="Strong_20_Emphasis"><text:span text:style-name="T52">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19"><text:span text:style-name="Strong_20_Emphasis"><text:span text:style-name="T58">which should allow the server's SYSDBA (from the main security database) to access the current database </text:span></text:span><text:span text:style-name="Strong_20_Emphasis"><text:span text:style-name="T73">using the Services API</text:span></text:span><text:span text:style-name="Strong_20_Emphasis"><text:span text:style-name="T58">. (Assume that the database is using a non-default security database). </text:span></text:span><text:span text:style-name="Strong_20_Emphasis"><text:span text:style-name="T67">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29">e</text:span>nable<text:span text:style-name="T129">s the</text:span> use of Windows trusted authentication in all databases that use the current security databas<text:span text:style-name="T129">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56">e</text:span>nable<text:span text:style-name="T156">s</text:span> SYSDBA-like access for windows admin<text:span text:style-name="T156">istrators</text:span> in current database.</text:p>
      <text:p text:style-name="Highlighted"><text:span text:style-name="T129">Note: </text:span>The group DOMAIN_ANY_RID_ADMINS does not exist in Windows, but <text:span text:style-name="T129">is instead</text:span> added by the <text:span text:style-name="Source_20_Text">win_sspi</text:span> plug-in to provide exact backwards compatibility.</text:p>
      <text:h text:style-name="P323" text:outline-level="2">Roles</text:h>
      <text:p text:style-name="P91">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granted) many different roles and may assume a role they may use either when they login or, from Firebird 3 onwards, at any time during a database connection.</text:p>
      <text:p text:style-name="P91"><text:soft-page-break/>Once a user assumes a role they are implicitly granted all access rights assigned to the role in addition to any access rights they are assigned individually.</text:p>
      <text:p text:style-name="P91">Roles can be viewed as a means of greatly simplifying user administration. A Database Architect should determine the different types of user that may access the database and the needs of each such user group. A role should be created for each such user group and appropriate access rights assigned to the role.</text:p>
      <text:p text:style-name="P91">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303" text:outline-level="3">Creating a Role</text:h>
      <text:p text:style-name="P135">The creation of role objects should properly be considered as part of the database schema defintion rather than a day to day Database Administration task. A role<text:note text:id="ftn28" text:note-class="endnote"><text:note-citation>28</text:note-citation><text:note-body><text:p text:style-name="P204">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70">Create Role &lt;rolename&gt;;</text:p>
      <text:p text:style-name="P135">and deleted using:</text:p>
      <text:p text:style-name="P170">Drop Role &lt;roleName&gt;;</text:p>
      <text:h text:style-name="P303" text:outline-level="3">Users and Roles</text:h>
      <text:p text:style-name="P92">A user is granted use of a role using the <text:span text:style-name="T157">statement:</text:span></text:p>
      <text:p text:style-name="P171">Grant &lt;rolename&gt; to &lt;username&gt;;</text:p>
      <text:p text:style-name="P136">and the use of a role revoked using the statement:</text:p>
      <text:p text:style-name="P171">Revoke &lt;rolename&gt; from &lt;username&gt;;</text:p>
      <text:p text:style-name="P161">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303" text:outline-level="3"><text:bookmark-start text:name="__RefHeading___Toc6093_1528818321"/>The RDB$ADMIN role<text:bookmark-end text:name="__RefHeading___Toc6093_1528818321"/></text:h>
      <text:p text:style-name="P94"><text:span text:style-name="T158">The RDB$ADMIN role was introduced in Firebird 2.5 </text:span><text:span text:style-name="T48">[</text:span><text:span text:style-name="T48"><text:bookmark-ref text:reference-format="number" text:ref-name="__RefNumPara__1515_1530645906">5</text:bookmark-ref></text:span><text:span text:style-name="T48">]</text:span><text:span text:style-name="T74"> in order to enable the transfer of “</text:span><text:span text:style-name="T52">SYSDBA privileges to another user. Any user, when granted the role in a particular database, acquires SYSDBA-like rights when attaching to that database with the RDB$ADMIN role specified.”</text:span></text:p>
      <text:p text:style-name="P81">The RDB$ADMIN role does not have to be created and may be considered as being “built-in”. It is granted and revoked in the same way as any other role. Only the SYSDBA or a user assuming the RDB$ADMIN role can grant or revoke this role.</text:p>
      <text:h text:style-name="P313" text:outline-level="4">With Trusted Authentication</text:h>
      <text:p text:style-name="P93"><text:span text:style-name="T52">Firebird 2.5 also allowed Windows Administrators logged </text:span><text:span text:style-name="T75">in </text:span><text:span text:style-name="T52">using trusted authentication (see </text:span><text:span text:style-name="T52"><text:bookmark-ref text:reference-format="number" text:ref-name="__RefHeading___Toc15377_1312119531">2.4.2.3</text:bookmark-ref></text:span><text:span text:style-name="T52">) to automatically be granted the RDB</text:span><text:span text:style-name="T75">$</text:span><text:span text:style-name="T52">ADMIN role i.e. </text:span></text:p>
      <text:p text:style-name="Preformatted_20_Text">ALTER ROLE RDB$ADMIN SET AUTO ADMIN MAPPING;</text:p>
      <text:p text:style-name="Preformatted_20_Text"><text:soft-page-break/>ALTER ROLE RDB$ADMIN DROP AUTO ADMIN MAPPING;</text:p>
      <text:p text:style-name="P137">are used to respectively to enable <text:span text:style-name="T159">the capability and to disable it at the server level.</text:span></text:p>
      <text:p text:style-name="P162">Note: in Firebird 2.1, the RDB$ADMIN role did not exist and <text:span text:style-name="T74">Windows Administrators logged </text:span><text:span text:style-name="T52">in </text:span><text:span text:style-name="T74">using trusted authentication </text:span><text:span text:style-name="T52">automatically become the SYSDBA.</text:span></text:p>
      <text:p text:style-name="P138">Firebird 3 has superseded auto admin mapping for Windows Administrators with the more general concept of user mappings (see <text:bookmark-ref text:reference-format="number" text:ref-name="__RefHeading___Toc11833_1312119531">2.4.4</text:bookmark-ref>).</text:p>
      <text:h text:style-name="P313" text:outline-level="4">Use with the Security Database</text:h>
      <text:p text:style-name="P95">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5">When a user has been granted the “ADMIN ROLE” using (e.g.) and ALTER USER statement, they may use either the Services API or the <text:s/>CREATE/ALTER/USER statements to manage users.</text:p>
      <text:p text:style-name="P96">The capability remains unchanged in Firebird 3.</text:p>
      <text:h text:style-name="P314" text:outline-level="4">RDB$ADMIN and the Services API</text:h>
      <text:p text:style-name="P97"><text:span text:style-name="T160">As described in the “</text:span><text:bookmark text:name="rnfb25-apiods-api-spbadds"/>Other Services API Additions” <text:span text:style-name="T160">section of </text:span><text:span text:style-name="T49">[</text:span><text:span text:style-name="T49"><text:bookmark-ref text:reference-format="number" text:ref-name="__RefNumPara__15039_1312119531">8</text:bookmark-ref></text:span><text:span text:style-name="T49">]</text:span><text:span text:style-name="T76">, the Services API was also extended by Firebird 2.5 to:</text:span></text:p>
      <text:list xml:id="list7710539318808704437" text:style-name="L25">
        <text:list-item>
          <text:p text:style-name="P266">Allow the auto mapping of the RDB$ADMIN role to be enabled/disabled through the Services API, and</text:p>
        </text:list-item>
        <text:list-item>
          <text:p text:style-name="P269"><text:span text:style-name="T52">Allow the grant/revoke of the security database admin privilege to a user to be </text:span><text:span text:style-name="T77">performed.</text:span></text:p>
        </text:list-item>
      </text:list>
      <text:h text:style-name="P304" text:outline-level="3">Assuming a Role</text:h>
      <text:p text:style-name="P95">Prior to Firebird 3, it was only possible to assume a role when a user logged into a database. <text:span text:style-name="T161">Firebird 3 introduces the SET ROLE statement which allows a user to assume, post login, a role that has been previously granted to them. The statement syntax is:</text:span></text:p>
      <text:p text:style-name="P172">SET ROLE &lt;rolename&gt;</text:p>
      <text:p text:style-name="P139">Once a user has assumed a role, the CURRENT_ROLE SQL variable is set to the rolename and the access rights assigned to the role are given to the user until they log out or change the current role.</text:p>
      <text:h text:style-name="P304" text:outline-level="3">The Trusted Role</text:h>
      <text:p text:style-name="P99">“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24" text:outline-level="2"><text:bookmark-start text:name="__RefHeading___Toc14870_1312119531"/><text:soft-page-break/>Access Rights<text:bookmark-end text:name="__RefHeading___Toc14870_1312119531"/></text:h>
      <text:p text:style-name="P100">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1335742247328181329" text:style-name="L26">
        <text:list-item>
          <text:p text:style-name="P270">Each Firebird object (e.g. database, table, view, store procedure, etc.) has an owner identified by their username, who was also the object's creator. <text:span text:style-name="T163">An object's owner implicitly has full access to the object.</text:span></text:p>
        </text:list-item>
        <text:list-item>
          <text:p text:style-name="P270">An object owner or an administrator (SYSDBA or a user who has assumed the RDB$ADMIN role) can grant (or revoke) access rights to (or from) an object including the right to grant/revoke access to/from other users.</text:p>
        </text:list-item>
        <text:list-item>
          <text:p text:style-name="P270">Access Rights include permissions to read, update, insert and delete rows in table, or to execute a stored procedure.</text:p>
        </text:list-item>
        <text:list-item>
          <text:p text:style-name="P270">From Firebird 3 onwards, <text:span text:style-name="T162">metadata changes are also subject to privileges, e.g to create, alter or drop an object.</text:span></text:p>
        </text:list-item>
      </text:list>
      <text:p text:style-name="P102">The creation of roles and the granting of access rights to roles should be considered to be part of the database schema and maintained as such. The granting of roles to users is then part of the day to day administration of the database. The granting of access rights to database objects should be avoided as this can <text:s/><text:span text:style-name="T166">be difficult to track and mange.</text:span></text:p>
      <text:h text:style-name="P305" text:outline-level="3">Access Rights to Database Objects</text:h>
      <text:p text:style-name="P101">The general form of the SQL Grant statement is<text:note text:id="ftn29" text:note-class="endnote"><text:note-citation>29</text:note-citation><text:note-body><text:p text:style-name="P205">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2 Release Notes  https://www.firebirdsql.org/file/documentation/release_notes/html/en/3_0/rlsnotes30.html</text:bookmark-ref>.</text:p></text:note-body></text:note>:</text:p>
      <text:p text:style-name="P233">GRANT {</text:p>
      <text:p text:style-name="P233"><text:s text:c="2"/>&lt;privileges&gt; ON [TABLE] {tablename | viewname} </text:p>
      <text:p text:style-name="P233"><text:s text:c="2"/>| EXECUTE ON PROCEDURE procname</text:p>
      <text:p text:style-name="P233"><text:s text:c="2"/><text:span text:style-name="T167">| USAGE ON &lt;object_type&gt;</text:span></text:p>
      <text:p text:style-name="P233"><text:s text:c="6"/>}</text:p>
      <text:p text:style-name="P233">TO &lt;grantee_list&gt;</text:p>
      <text:p text:style-name="P233"><text:s text:c="2"/>[WITH GRANT OPTION]} | [{GRANTED BY | AS} [USER] grantor];</text:p>
      <text:p text:style-name="P233"/>
      <text:p text:style-name="P233">GRANT &lt;role_granted&gt;</text:p>
      <text:p text:style-name="P233">TO &lt;role_grantee_list&gt; [WITH ADMIN OPTION]</text:p>
      <text:p text:style-name="P233">[{GRANTED BY | AS} [USER] grantor]</text:p>
      <text:p text:style-name="P233"/>
      <text:p text:style-name="P233">&lt;privileges&gt; ::= ALL [PRIVILEGES] | &lt;privilege_list&gt;</text:p>
      <text:p text:style-name="P233"/>
      <text:p text:style-name="P233">&lt;privilege_list&gt; ::= {&lt;privilege&gt; [, &lt;privilege&gt; [, … ] ] }</text:p>
      <text:p text:style-name="P233"/>
      <text:p text:style-name="P233">&lt;privilege&gt; ::=</text:p>
      <text:p text:style-name="P233"><text:s text:c="2"/>SELECT |</text:p>
      <text:p text:style-name="P233"><text:s text:c="2"/>DELETE |</text:p>
      <text:p text:style-name="P233"><text:s text:c="2"/>INSERT |</text:p>
      <text:p text:style-name="P233"><text:s text:c="2"/>UPDATE [(col [, col [, …] ] ) ] |</text:p>
      <text:p text:style-name="P233"><text:s text:c="2"/>REFERENCES (col [, …])</text:p>
      <text:p text:style-name="P233"/>
      <text:p text:style-name="P233">&lt;grantee_list&gt; ::= {&lt;grantee&gt; [, &lt;grantee&gt; [, …] ]}</text:p>
      <text:p text:style-name="P233"/>
      <text:p text:style-name="P233">&lt;grantee&gt; <text:s/>::=</text:p>
      <text:p text:style-name="P233"><text:s text:c="2"/>[USER] username | [ROLE] rolename | <text:s/>GROUP Unix_group</text:p>
      <text:p text:style-name="P233"><text:s text:c="2"/>| PROCEDURE procname | TRIGGER trigname | VIEW viewname | PUBLIC</text:p>
      <text:p text:style-name="P233"><text:soft-page-break/></text:p>
      <text:p text:style-name="P233">&lt;role_granted&gt; ::= rolename [, rolename …]</text:p>
      <text:p text:style-name="P233"/>
      <text:p text:style-name="P233">&lt;role_grantee_list&gt; ::= [USER] &lt;role_grantee&gt; [,[USER] &lt;role_grantee&gt; [, …]]</text:p>
      <text:p text:style-name="P233"/>
      <text:p text:style-name="P233">&lt;role_grantee&gt; ::= {username | PUBLIC }</text:p>
      <text:p text:style-name="P233"/>
      <text:p text:style-name="P235"><text:span text:style-name="T167">&lt;object_type&gt; ::= </text:span>{DOMAIN | EXCEPTION | GENERATOR | SEQUENCE | CHARACTER SET | COLLATION}</text:p>
      <text:p text:style-name="P141">Different sets of privileges can apply to different SQL objects. The semantic of each privilege is well defined in SQL. <text:span text:style-name="T164">In the above, the “object” of the access right is the database object that is to the right of the “ON” clause, while the subject is known as the “grantee”. </text:span></text:p>
      <text:list xml:id="list7568582543386528376" text:style-name="L27">
        <text:list-item>
          <text:p text:style-name="P295">When the “WITH GRANT OPTION” clause is present, the specified user is given the right to grant the privilege to other users.</text:p>
        </text:list-item>
        <text:list-item>
          <text:p text:style-name="P295">The privilege is usually granted by the owner's object. However, it can be recorded as having been granted by another user – who has already been granted the right to grant the privilege. This is performed by the “GRANTED BY” clause.</text:p>
        </text:list-item>
        <text:list-item>
          <text:p text:style-name="P295">The “WIT<text:span text:style-name="T167">H</text:span> ADMIN OPTION” applies to the granting of roles to users and permits the user to grant the role to another user.</text:p>
        </text:list-item>
      </text:list>
      <text:p text:style-name="P142">The individual privileges are:</text:p>
      <table:table table:name="Table4" table:style-name="Table4">
        <table:table-column table:style-name="Table4.A"/>
        <table:table-column table:style-name="Table4.B"/>
        <table:table-row>
          <table:table-cell table:style-name="Table4.A1" office:value-type="string">
            <text:p text:style-name="P227">Select</text:p>
          </table:table-cell>
          <table:table-cell table:style-name="Table4.B1" office:value-type="string">
            <text:p text:style-name="P227">The subject can retrieve all rows from the object (Table or View)</text:p>
          </table:table-cell>
        </table:table-row>
        <table:table-row>
          <table:table-cell table:style-name="Table4.A2" office:value-type="string">
            <text:p text:style-name="P227">Delete</text:p>
          </table:table-cell>
          <table:table-cell table:style-name="Table4.B2" office:value-type="string">
            <text:p text:style-name="P227">The subject can delete rows from the object (Table or View)</text:p>
          </table:table-cell>
        </table:table-row>
        <table:table-row>
          <table:table-cell table:style-name="Table4.A2" office:value-type="string">
            <text:p text:style-name="P227">Update</text:p>
          </table:table-cell>
          <table:table-cell table:style-name="Table4.B2" office:value-type="string">
            <text:p text:style-name="P227">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27">References</text:p>
          </table:table-cell>
          <table:table-cell table:style-name="Table4.B2" office:value-type="string">
            <text:p text:style-name="P228">This privilege allows the subject <text:span text:style-name="T165">to add a Foreign Key reference from a table they own to one or more (or any) columns in the object table. The reference cannot be added unless the privilege exists.</text:span></text:p>
            <text:p text:style-name="P163">Note: if the same user owns both table then there is no need to grant the privilege as the user has full access rights on both tables.</text:p>
            <text:p text:style-name="P229">A user who inserts or updates (the referencing) column in the subject table must also have been gratned the REFERENCES privilege on the object table.</text:p>
          </table:table-cell>
        </table:table-row>
        <table:table-row>
          <table:table-cell table:style-name="Table4.A2" office:value-type="string">
            <text:p text:style-name="P227">Execute</text:p>
          </table:table-cell>
          <table:table-cell table:style-name="Table4.B2" office:value-type="string">
            <text:p text:style-name="P229">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30">Usage</text:p>
          </table:table-cell>
          <table:table-cell table:style-name="Table4.B2" office:value-type="string">
            <text:p text:style-name="P230">Permits the use of an object such as an exception or generator.</text:p>
          </table:table-cell>
        </table:table-row>
      </table:table>
      <text:p text:style-name="P140"/>
      <text:h text:style-name="Heading_20_4" text:outline-level="4"><text:soft-page-break/>Stored Procedures and Triggers</text:h>
      <text:p text:style-name="P143">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3">Some may view it as good practice to always explicitly grant a stored procedure or trigger all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305" text:outline-level="3">User Privileges for Metadata Changes </text:h>
      <text:p text:style-name="P103">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0" text:note-class="endnote"><text:note-citation>30</text:note-citation><text:note-body><text:p text:style-name="P205">See section “User Privileges for Metadata Changes” in the <text:bookmark-ref text:reference-format="text" text:ref-name="__RefNumPara__12424_1530721698">Firebird 3.0.2 Release Notes  https://www.firebirdsql.org/file/documentation/release_notes/html/en/3_0/rlsnotes30.html</text:bookmark-ref></text:p></text:note-body></text:note>.</text:p>
      <text:p text:style-name="P103">The syntax of metadata privilege grant/revoke statements is:</text:p>
      <text:p text:style-name="Quoted"><text:span text:style-name="T40">Granting metadata privileges</text:span>:</text:p>
      <text:p text:style-name="P234"><text:s text:c="2"/>GRANT CREATE &lt;object-type&gt;</text:p>
      <text:p text:style-name="P234"><text:s text:c="4"/>TO [USER | ROLE] &lt;user-name&gt; | &lt;role-name&gt; [WITH GRANT OPTION];</text:p>
      <text:p text:style-name="P234"><text:s text:c="2"/>GRANT ALTER ANY &lt;object-type&gt;</text:p>
      <text:p text:style-name="P234"><text:s text:c="4"/>TO [USER | ROLE] &lt;user-name&gt; | &lt;role-name&gt; [WITH GRANT OPTION];</text:p>
      <text:p text:style-name="P234"><text:s text:c="2"/>GRANT DROP ANY &lt;object-type&gt;</text:p>
      <text:p text:style-name="P234"><text:s text:c="4"/>TO [USER | ROLE] &lt;user-name&gt; | &lt;role-name&gt; [WITH GRANT OPTION];</text:p>
      <text:p text:style-name="Quoted"><text:span text:style-name="T40">Revoking metadata privileges</text:span>:</text:p>
      <text:p text:style-name="P234"><text:s text:c="2"/>REVOKE [GRANT OPTION FOR] CREATE &lt;object-type&gt;</text:p>
      <text:p text:style-name="P234"><text:s text:c="4"/>FROM [USER | ROLE] &lt;user-name&gt; | &lt;role-name&gt;;</text:p>
      <text:p text:style-name="P234"><text:s text:c="2"/>REVOKE [GRANT OPTION FOR] ALTER ANY &lt;object-type&gt;</text:p>
      <text:p text:style-name="P234"><text:s text:c="4"/>FROM [USER | ROLE] &lt;user-name&gt; | &lt;role-name&gt;;</text:p>
      <text:p text:style-name="P234"><text:s text:c="2"/>REVOKE [GRANT OPTION FOR] DROP ANY &lt;object-type&gt;</text:p>
      <text:p text:style-name="P234"><text:s text:c="4"/>FROM [USER | ROLE] &lt;user-name&gt; | &lt;role-name&gt;;</text:p>
      <text:p text:style-name="Quoted"><text:span text:style-name="T40">Special form for database access</text:span>:</text:p>
      <text:p text:style-name="P234"><text:s text:c="2"/>GRANT CREATE DATABASE TO [USER | ROLE] &lt;user-name&gt; | &lt;role-name&gt;;</text:p>
      <text:p text:style-name="P234"><text:s text:c="2"/>GRANT ALTER DATABASE</text:p>
      <text:p text:style-name="P234"><text:s text:c="4"/>TO [USER | ROLE] &lt;user-name&gt; | &lt;role-name&gt; [WITH GRANT OPTION];</text:p>
      <text:p text:style-name="P234"><text:s text:c="2"/>GRANT DROP DATABASE</text:p>
      <text:p text:style-name="P234"><text:s text:c="4"/>TO [USER | ROLE] &lt;user-name&gt; | &lt;role-name&gt; [WITH GRANT OPTION];</text:p>
      <text:p text:style-name="P234"><text:s text:c="2"/>REVOKE CREATE DATABASE FROM [USER | ROLE] &lt;user-name&gt; | &lt;role-name&gt;;</text:p>
      <text:p text:style-name="P234"><text:s text:c="2"/>REVOKE [GRANT OPTION FOR] ALTER DATABASE</text:p>
      <text:p text:style-name="P234"><text:s text:c="4"/>FROM [USER | ROLE] &lt;user-name&gt; | &lt;role-name&gt;;</text:p>
      <text:p text:style-name="P234"><text:s text:c="2"/>REVOKE [GRANT OPTION FOR] DROP DATABASE</text:p>
      <text:p text:style-name="P234"><text:s text:c="4"/>FROM [USER | ROLE] &lt;user-name&gt; | &lt;role-name&gt;;</text:p>
      <text:p text:style-name="P144">An &lt;object-type&gt; can be any of the following:</text:p>
      <text:list xml:id="list4862145413230185618" text:style-name="L28">
        <text:list-item>
          <text:p text:style-name="P299">CHARACTER SET</text:p>
        </text:list-item>
        <text:list-item>
          <text:p text:style-name="P299"><text:soft-page-break/>COLLATION</text:p>
        </text:list-item>
        <text:list-item>
          <text:p text:style-name="P299">DOMAIN</text:p>
        </text:list-item>
        <text:list-item>
          <text:p text:style-name="P299">EXCEPTION</text:p>
        </text:list-item>
        <text:list-item>
          <text:p text:style-name="P299">FILTER</text:p>
        </text:list-item>
        <text:list-item>
          <text:p text:style-name="P299">FUNCTION</text:p>
        </text:list-item>
        <text:list-item>
          <text:p text:style-name="P299">GENERATOR</text:p>
        </text:list-item>
        <text:list-item>
          <text:p text:style-name="P299">PACKAGE</text:p>
        </text:list-item>
        <text:list-item>
          <text:p text:style-name="P299">PROCEDURE</text:p>
        </text:list-item>
        <text:list-item>
          <text:p text:style-name="P299">ROLE</text:p>
        </text:list-item>
        <text:list-item>
          <text:p text:style-name="P299">SEQUENCE</text:p>
        </text:list-item>
        <text:list-item>
          <text:p text:style-name="P299">TABLE</text:p>
        </text:list-item>
        <text:list-item>
          <text:p text:style-name="P299">VIEW</text:p>
        </text:list-item>
      </text:list>
      <text:h text:style-name="P306" text:outline-level="3">Stale Access Rights</text:h>
      <text:p text:style-name="P104">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64">Note: Granting an access right to a non-existent role fails with an error.</text:p>
      <text:p text:style-name="P104">For this reason it is possible for “stale access rights” to exist in a database for which there is no matching user in the applicable security database. This may have occurred because:</text:p>
      <text:list xml:id="list7539832802113835872" text:style-name="L29">
        <text:list-item>
          <text:p text:style-name="P271">A simple typing error resulting in an incorrect and non-existent user name when an access right is assigned to a user.</text:p>
        </text:list-item>
        <text:list-item>
          <text:p text:style-name="P271">The user has been deleted from the database <text:span text:style-name="T168">without revoking their access rights.</text:span></text:p>
        </text:list-item>
        <text:list-item>
          <text:p text:style-name="P272">A backup is restored which includes access rights to a user that had previously been deleted, even when their access rights had been revoked in what was then the current database.</text:p>
        </text:list-item>
      </text:list>
      <text:p text:style-name="P105">The risk resulting from stale access rights is that a System Administrator may, at some later date, create a new and entirely different user with the same user name who then now has unintended access to database objects.</text:p>
      <text:p text:style-name="P105">This problem has to be mitigated procedurally by a Database Administrator. Strategies include:</text:p>
      <text:list xml:id="list8384148817973460784" text:style-name="L30">
        <text:list-item>
          <text:p text:style-name="P273">From Firebird 3, it is possible to make a user “inactive” and hence unable to log in. Rather than deleting a user this can be used to avoid creating a new user with the same name as a previously deleted user.</text:p>
        </text:list-item>
        <text:list-item>
          <text:p text:style-name="P273">Firebird 3 also introduces the SQL statements:</text:p>
        </text:list-item>
      </text:list>
      <text:p text:style-name="P209">REVOKE ALL ON ALL FROM [USER] username</text:p>
      <text:p text:style-name="P209">REVOKE ALL ON ALL FROM [ROLE] rolename</text:p>
      <text:p text:style-name="P208"><text:soft-page-break/>These can be usefully used to ensure that all access rights have been removed from a given user. A record should also be kept of deleted users and the above executed for each deleted user when a backup is restored.</text:p>
      <text:list xml:id="list4386127255668701220" text:style-name="L31">
        <text:list-item>
          <text:p text:style-name="P296">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25" text:outline-level="2">Summary</text:h>
      <text:p text:style-name="P145">A point to note from this review is just how many improvements to security there have been in Firebird 3. User Authentication is clearly far superior. But other features such as “over the wire encryption”, and access rights to metadata objects are also very significant improvements. Other, apparently minor changes such “REVOKE ALL ON ALL..” are also very important when it comes to managing a secure database.</text:p>
      <text:p text:style-name="P145">On the other hand, database encryption is still a developing area. In the standard release, the hooks exist, but require third parties to step forward with products. There is no default reference implementation. </text:p>
      <text:p text:style-name="P146">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does not seem to have been considered in the current architecture. </text:p>
      <text:p text:style-name="P146">The problem is server masquerade. If an attacker can successfully impersonate a Firebird Server then they may fool a client into giving them the encryption key to the database, allowing them to defeat the protection offered by encryption.</text:p>
      <text:p text:style-name="P146">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146">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text:span text:style-name="T176">would </text:span>require that a System Administrator has a separate secure channel to the server to enter the passphrase when the Firebird Server is started.</text:p>
      <text:h text:style-name="Heading_20_1" text:outline-level="1"><text:line-break/><text:span text:style-name="T170">Using the IBX Services API for Database Administration</text:span></text:h>
      <text:p text:style-name="P277">In the IBX examples./services directory, and example application is provided that demonstrates the use of IBX for a range of Server Management tasks. These are:</text:p>
      <text:list xml:id="list5504793942893264479" text:style-name="L33">
        <text:list-item>
          <text:p text:style-name="P278">Database backup and restore.</text:p>
        </text:list-item>
        <text:list-item>
          <text:p text:style-name="P278">Viewing the Server Log</text:p>
        </text:list-item>
        <text:list-item>
          <text:p text:style-name="P278">Viewing Server Statistics</text:p>
        </text:list-item>
        <text:list-item>
          <text:p text:style-name="P278">User Management</text:p>
        </text:list-item>
        <text:list-item>
          <text:p text:style-name="P278">Database Validation</text:p>
        </text:list-item>
        <text:list-item>
          <text:p text:style-name="P278">Limbo Transaction Recovery.</text:p>
        </text:list-item>
      </text:list>
      <text:h text:style-name="Heading_20_1" text:outline-level="1"><text:line-break/><text:span text:style-name="T8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33</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1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66</meta:editing-cycles>
    <meta:editing-duration>PT9H55M53S</meta:editing-duration>
    <meta:initial-creator>Tony Whyman</meta:initial-creator>
    <dc:date>2018-02-08T15:58:27.220521881</dc:date>
    <dc:creator>Tony Whyman</dc:creator>
    <meta:document-statistic meta:table-count="5" meta:image-count="0" meta:object-count="1" meta:page-count="40" meta:paragraph-count="641" meta:word-count="13144" meta:character-count="83508" meta:non-whitespace-character-count="7085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